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fo:background-color="transparent" fo:border="1pt solid #000000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943cm" style:use-optimal-column-width="false" loext:column-width-sym="20.5742" fo:break-before="auto"/>
    </style:style>
    <style:style style:family="table-column" style:name="co3">
      <style:table-column-properties style:column-width="6.192cm" style:use-optimal-column-width="false" loext:column-width-sym="32.7109" fo:break-before="auto"/>
    </style:style>
    <style:style style:family="table-column" style:name="co4">
      <style:table-column-properties style:column-width="6.827cm" style:use-optimal-column-width="false" loext:column-width-sym="36.1406" fo:break-before="auto"/>
    </style:style>
    <style:style style:family="table-column" style:name="co5">
      <style:table-column-properties style:column-width="5.715cm" style:use-optimal-column-width="false" loext:column-width-sym="30.1406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family="table-row" style:name="ro51">
      <style:table-row-properties style:row-height="14.25pt" style:use-optimal-row-height="true" fo:break-before="auto"/>
    </style:style>
    <style:style style:family="table-row" style:name="ro52">
      <style:table-row-properties style:row-height="14.25pt" style:use-optimal-row-height="true" fo:break-before="auto"/>
    </style:style>
    <style:style style:family="table-row" style:name="ro53">
      <style:table-row-properties style:row-height="14.25pt" style:use-optimal-row-height="true" fo:break-before="auto"/>
    </style:style>
    <style:style style:family="table-row" style:name="ro54">
      <style:table-row-properties style:row-height="14.25pt" style:use-optimal-row-height="true" fo:break-before="auto"/>
    </style:style>
    <style:style style:family="table-row" style:name="ro55">
      <style:table-row-properties style:row-height="14.25pt" style:use-optimal-row-height="true" fo:break-before="auto"/>
    </style:style>
    <style:style style:family="table-row" style:name="ro56">
      <style:table-row-properties style:row-height="14.25pt" style:use-optimal-row-height="true" fo:break-before="auto"/>
    </style:style>
    <style:style style:family="table-row" style:name="ro57">
      <style:table-row-properties style:row-height="14.25pt" style:use-optimal-row-height="true" fo:break-before="auto"/>
    </style:style>
    <style:style style:family="table-row" style:name="ro58">
      <style:table-row-properties style:row-height="14.25pt" style:use-optimal-row-height="true" fo:break-before="auto"/>
    </style:style>
    <style:style style:family="table-row" style:name="ro59">
      <style:table-row-properties style:row-height="14.25pt" style:use-optimal-row-height="true" fo:break-before="auto"/>
    </style:style>
    <style:style style:family="table-row" style:name="ro60">
      <style:table-row-properties style:row-height="14.25pt" style:use-optimal-row-height="true" fo:break-before="auto"/>
    </style:style>
    <style:style style:family="table-row" style:name="ro61">
      <style:table-row-properties style:row-height="14.25pt" style:use-optimal-row-height="true" fo:break-before="auto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able-row" style:name="ro64">
      <style:table-row-properties style:row-height="14.2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family="table-row" style:name="ro101">
      <style:table-row-properties style:row-height="14.25pt" style:use-optimal-row-height="true" fo:break-before="auto"/>
    </style:style>
    <style:style style:family="table-row" style:name="ro102">
      <style:table-row-properties style:row-height="14.25pt" style:use-optimal-row-height="true" fo:break-before="auto"/>
    </style:style>
    <style:style style:family="table-row" style:name="ro103">
      <style:table-row-properties style:row-height="14.25pt" style:use-optimal-row-height="true" fo:break-before="auto"/>
    </style:style>
    <style:style style:family="table-row" style:name="ro104">
      <style:table-row-properties style:row-height="14.25pt" style:use-optimal-row-height="true" fo:break-before="auto"/>
    </style:style>
    <style:style style:family="table-row" style:name="ro105">
      <style:table-row-properties style:row-height="14.25pt" style:use-optimal-row-height="true" fo:break-before="auto"/>
    </style:style>
    <style:style style:family="table-row" style:name="ro106">
      <style:table-row-properties style:row-height="14.25pt" style:use-optimal-row-height="true" fo:break-before="auto"/>
    </style:style>
    <style:style style:family="table-row" style:name="ro107">
      <style:table-row-properties style:row-height="14.25pt" style:use-optimal-row-height="true" fo:break-before="auto"/>
    </style:style>
    <style:style style:family="table-row" style:name="ro108">
      <style:table-row-properties style:row-height="14.25pt" style:use-optimal-row-height="true" fo:break-before="auto"/>
    </style:style>
    <style:style style:family="table-row" style:name="ro109">
      <style:table-row-properties style:row-height="14.25pt" style:use-optimal-row-height="true" fo:break-before="auto"/>
    </style:style>
    <style:style style:family="table-row" style:name="ro110">
      <style:table-row-properties style:row-height="14.25pt" style:use-optimal-row-height="true" fo:break-before="auto"/>
    </style:style>
    <style:style style:family="table-row" style:name="ro111">
      <style:table-row-properties style:row-height="14.25pt" style:use-optimal-row-height="true" fo:break-before="auto"/>
    </style:style>
    <style:style style:family="table-row" style:name="ro112">
      <style:table-row-properties style:row-height="14.25pt" style:use-optimal-row-height="true" fo:break-before="auto"/>
    </style:style>
    <style:style style:family="table-row" style:name="ro113">
      <style:table-row-properties style:row-height="14.25pt" style:use-optimal-row-height="true" fo:break-before="auto"/>
    </style:style>
    <style:style style:family="table-row" style:name="ro114">
      <style:table-row-properties style:row-height="14.25pt" style:use-optimal-row-height="true" fo:break-before="auto"/>
    </style:style>
    <style:style style:family="table-row" style:name="ro115">
      <style:table-row-properties style:row-height="14.25pt" style:use-optimal-row-height="true" fo:break-before="auto"/>
    </style:style>
    <style:style style:family="table-row" style:name="ro116">
      <style:table-row-properties style:row-height="14.25pt" style:use-optimal-row-height="true" fo:break-before="auto"/>
    </style:style>
    <style:style style:family="table-row" style:name="ro117">
      <style:table-row-properties style:row-height="14.25pt" style:use-optimal-row-height="true" fo:break-before="auto"/>
    </style:style>
    <style:style style:family="table-row" style:name="ro118">
      <style:table-row-properties style:row-height="14.25pt" style:use-optimal-row-height="true" fo:break-before="auto"/>
    </style:style>
    <style:style style:family="table-row" style:name="ro119">
      <style:table-row-properties style:row-height="14.25pt" style:use-optimal-row-height="true" fo:break-before="auto"/>
    </style:style>
    <style:style style:family="table-row" style:name="ro120">
      <style:table-row-properties style:row-height="14.25pt" style:use-optimal-row-height="true" fo:break-before="auto"/>
    </style:style>
    <style:style style:family="table-row" style:name="ro121">
      <style:table-row-properties style:row-height="14.25pt" style:use-optimal-row-height="true" fo:break-before="auto"/>
    </style:style>
    <style:style style:family="table-row" style:name="ro122">
      <style:table-row-properties style:row-height="14.25pt" style:use-optimal-row-height="true" fo:break-before="auto"/>
    </style:style>
    <style:style style:family="table-row" style:name="ro123">
      <style:table-row-properties style:row-height="14.25pt" style:use-optimal-row-height="true" fo:break-before="auto"/>
    </style:style>
    <style:style style:family="table-row" style:name="ro124">
      <style:table-row-properties style:row-height="14.25pt" style:use-optimal-row-height="true" fo:break-before="auto"/>
    </style:style>
    <style:style style:family="table-row" style:name="ro125">
      <style:table-row-properties style:row-height="14.25pt" style:use-optimal-row-height="true" fo:break-before="auto"/>
    </style:style>
    <style:style style:family="table-row" style:name="ro126">
      <style:table-row-properties style:row-height="14.25pt" style:use-optimal-row-height="true" fo:break-before="auto"/>
    </style:style>
    <style:style style:family="table-row" style:name="ro127">
      <style:table-row-properties style:row-height="14.25pt" style:use-optimal-row-height="true" fo:break-before="auto"/>
    </style:style>
    <style:style style:family="table-row" style:name="ro128">
      <style:table-row-properties style:row-height="14.25pt" style:use-optimal-row-height="true" fo:break-before="auto"/>
    </style:style>
    <style:style style:family="table-row" style:name="ro129">
      <style:table-row-properties style:row-height="14.25pt" style:use-optimal-row-height="true" fo:break-before="auto"/>
    </style:style>
    <style:style style:family="table-row" style:name="ro130">
      <style:table-row-properties style:row-height="14.25pt" style:use-optimal-row-height="true" fo:break-before="auto"/>
    </style:style>
    <style:style style:family="table-row" style:name="ro131">
      <style:table-row-properties style:row-height="14.25pt" style:use-optimal-row-height="true" fo:break-before="auto"/>
    </style:style>
    <style:style style:family="table-row" style:name="ro132">
      <style:table-row-properties style:row-height="14.25pt" style:use-optimal-row-height="true" fo:break-before="auto"/>
    </style:style>
    <style:style style:family="table-row" style:name="ro133">
      <style:table-row-properties style:row-height="14.25pt" style:use-optimal-row-height="true" fo:break-before="auto"/>
    </style:style>
    <style:style style:family="table-row" style:name="ro134">
      <style:table-row-properties style:row-height="14.25pt" style:use-optimal-row-height="true" fo:break-before="auto"/>
    </style:style>
    <style:style style:family="table-row" style:name="ro135">
      <style:table-row-properties style:row-height="14.25pt" style:use-optimal-row-height="true" fo:break-before="auto"/>
    </style:style>
    <style:style style:family="table-row" style:name="ro136">
      <style:table-row-properties style:row-height="14.25pt" style:use-optimal-row-height="true" fo:break-before="auto"/>
    </style:style>
    <style:style style:family="table-row" style:name="ro137">
      <style:table-row-properties style:row-height="14.25pt" style:use-optimal-row-height="true" fo:break-before="auto"/>
    </style:style>
    <style:style style:family="table-row" style:name="ro138">
      <style:table-row-properties style:row-height="14.25pt" style:use-optimal-row-height="true" fo:break-before="auto"/>
    </style:style>
    <style:style style:family="table-row" style:name="ro139">
      <style:table-row-properties style:row-height="14.25pt" style:use-optimal-row-height="true" fo:break-before="auto"/>
    </style:style>
    <style:style style:family="table-row" style:name="ro140">
      <style:table-row-properties style:row-height="14.25pt" style:use-optimal-row-height="true" fo:break-before="auto"/>
    </style:style>
    <style:style style:family="table-row" style:name="ro141">
      <style:table-row-properties style:row-height="14.25pt" style:use-optimal-row-height="true" fo:break-before="auto"/>
    </style:style>
    <style:style style:family="table-row" style:name="ro142">
      <style:table-row-properties style:row-height="14.25pt" style:use-optimal-row-height="true" fo:break-before="auto"/>
    </style:style>
    <style:style style:family="table-row" style:name="ro143">
      <style:table-row-properties style:row-height="14.25pt" style:use-optimal-row-height="true" fo:break-before="auto"/>
    </style:style>
    <style:style style:family="table-row" style:name="ro144">
      <style:table-row-properties style:row-height="14.25pt" style:use-optimal-row-height="true" fo:break-before="auto"/>
    </style:style>
    <style:style style:family="table-row" style:name="ro145">
      <style:table-row-properties style:row-height="14.25pt" style:use-optimal-row-height="true" fo:break-before="auto"/>
    </style:style>
    <style:style style:family="table-row" style:name="ro146">
      <style:table-row-properties style:row-height="14.25pt" style:use-optimal-row-height="true" fo:break-before="auto"/>
    </style:style>
    <style:style style:family="table-row" style:name="ro147">
      <style:table-row-properties style:row-height="14.25pt" style:use-optimal-row-height="true" fo:break-before="auto"/>
    </style:style>
    <style:style style:family="table-row" style:name="ro148">
      <style:table-row-properties style:row-height="14.25pt" style:use-optimal-row-height="true" fo:break-before="auto"/>
    </style:style>
    <style:style style:family="table-row" style:name="ro149">
      <style:table-row-properties style:row-height="14.25pt" style:use-optimal-row-height="true" fo:break-before="auto"/>
    </style:style>
    <style:style style:family="table-row" style:name="ro150">
      <style:table-row-properties style:row-height="14.25pt" style:use-optimal-row-height="true" fo:break-before="auto"/>
    </style:style>
    <style:style style:family="table-row" style:name="ro151">
      <style:table-row-properties style:row-height="14.25pt" style:use-optimal-row-height="true" fo:break-before="auto"/>
    </style:style>
    <style:style style:family="table-row" style:name="ro152">
      <style:table-row-properties style:row-height="14.25pt" style:use-optimal-row-height="true" fo:break-before="auto"/>
    </style:style>
    <style:style style:family="table-row" style:name="ro153">
      <style:table-row-properties style:row-height="14.25pt" style:use-optimal-row-height="true" fo:break-before="auto"/>
    </style:style>
    <style:style style:family="table-row" style:name="ro154">
      <style:table-row-properties style:row-height="14.25pt" style:use-optimal-row-height="true" fo:break-before="auto"/>
    </style:style>
    <style:style style:family="table-row" style:name="ro155">
      <style:table-row-properties style:row-height="14.25pt" style:use-optimal-row-height="true" fo:break-before="auto"/>
    </style:style>
    <style:style style:family="table-row" style:name="ro156">
      <style:table-row-properties style:row-height="14.25pt" style:use-optimal-row-height="true" fo:break-before="auto"/>
    </style:style>
    <style:style style:family="table-row" style:name="ro157">
      <style:table-row-properties style:row-height="14.25pt" style:use-optimal-row-height="true" fo:break-before="auto"/>
    </style:style>
    <style:style style:family="table-row" style:name="ro158">
      <style:table-row-properties style:row-height="14.25pt" style:use-optimal-row-height="true" fo:break-before="auto"/>
    </style:style>
    <style:style style:family="table-row" style:name="ro159">
      <style:table-row-properties style:row-height="14.25pt" style:use-optimal-row-height="true" fo:break-before="auto"/>
    </style:style>
    <style:style style:family="table-row" style:name="ro160">
      <style:table-row-properties style:row-height="14.25pt" style:use-optimal-row-height="true" fo:break-before="auto"/>
    </style:style>
    <style:style style:family="table-row" style:name="ro161">
      <style:table-row-properties style:row-height="14.25pt" style:use-optimal-row-height="true" fo:break-before="auto"/>
    </style:style>
    <style:style style:family="table-row" style:name="ro162">
      <style:table-row-properties style:row-height="14.25pt" style:use-optimal-row-height="true" fo:break-before="auto"/>
    </style:style>
    <style:style style:family="table-row" style:name="ro163">
      <style:table-row-properties style:row-height="14.25pt" style:use-optimal-row-height="true" fo:break-before="auto"/>
    </style:style>
    <style:style style:family="table-row" style:name="ro164">
      <style:table-row-properties style:row-height="14.25pt" style:use-optimal-row-height="true" fo:break-before="auto"/>
    </style:style>
    <style:style style:family="table-row" style:name="ro165">
      <style:table-row-properties style:row-height="14.25pt" style:use-optimal-row-height="true" fo:break-before="auto"/>
    </style:style>
    <style:style style:family="table-row" style:name="ro166">
      <style:table-row-properties style:row-height="14.25pt" style:use-optimal-row-height="true" fo:break-before="auto"/>
    </style:style>
    <style:style style:family="table-row" style:name="ro167">
      <style:table-row-properties style:row-height="14.25pt" style:use-optimal-row-height="true" fo:break-before="auto"/>
    </style:style>
    <style:style style:family="table-row" style:name="ro168">
      <style:table-row-properties style:row-height="14.25pt" style:use-optimal-row-height="true" fo:break-before="auto"/>
    </style:style>
    <style:style style:family="table-row" style:name="ro169">
      <style:table-row-properties style:row-height="14.25pt" style:use-optimal-row-height="true" fo:break-before="auto"/>
    </style:style>
    <style:style style:family="table-row" style:name="ro170">
      <style:table-row-properties style:row-height="14.25pt" style:use-optimal-row-height="true" fo:break-before="auto"/>
    </style:style>
    <style:style style:family="table-row" style:name="ro171">
      <style:table-row-properties style:row-height="14.25pt" style:use-optimal-row-height="true" fo:break-before="auto"/>
    </style:style>
    <style:style style:family="table-row" style:name="ro172">
      <style:table-row-properties style:row-height="14.25pt" style:use-optimal-row-height="true" fo:break-before="auto"/>
    </style:style>
    <style:style style:family="table-row" style:name="ro173">
      <style:table-row-properties style:row-height="14.25pt" style:use-optimal-row-height="true" fo:break-before="auto"/>
    </style:style>
    <style:style style:family="table-row" style:name="ro174">
      <style:table-row-properties style:row-height="14.25pt" style:use-optimal-row-height="true" fo:break-before="auto"/>
    </style:style>
    <style:style style:family="table-row" style:name="ro175">
      <style:table-row-properties style:row-height="14.25pt" style:use-optimal-row-height="true" fo:break-before="auto"/>
    </style:style>
    <style:style style:family="table-row" style:name="ro176">
      <style:table-row-properties style:row-height="14.25pt" style:use-optimal-row-height="true" fo:break-before="auto"/>
    </style:style>
    <style:style style:family="table-row" style:name="ro177">
      <style:table-row-properties style:row-height="14.25pt" style:use-optimal-row-height="true" fo:break-before="auto"/>
    </style:style>
    <style:style style:family="table-row" style:name="ro178">
      <style:table-row-properties style:row-height="14.25pt" style:use-optimal-row-height="true" fo:break-before="auto"/>
    </style:style>
    <style:style style:family="table-row" style:name="ro179">
      <style:table-row-properties style:row-height="14.25pt" style:use-optimal-row-height="true" fo:break-before="auto"/>
    </style:style>
    <style:style style:family="table-row" style:name="ro180">
      <style:table-row-properties style:row-height="14.25pt" style:use-optimal-row-height="true" fo:break-before="auto"/>
    </style:style>
    <style:style style:family="table-row" style:name="ro181">
      <style:table-row-properties style:row-height="14.25pt" style:use-optimal-row-height="true" fo:break-before="auto"/>
    </style:style>
    <style:style style:family="table-row" style:name="ro182">
      <style:table-row-properties style:row-height="14.25pt" style:use-optimal-row-height="true" fo:break-before="auto"/>
    </style:style>
    <style:style style:family="table-row" style:name="ro183">
      <style:table-row-properties style:row-height="14.25pt" style:use-optimal-row-height="true" fo:break-before="auto"/>
    </style:style>
    <style:style style:family="table-row" style:name="ro184">
      <style:table-row-properties style:row-height="14.25pt" style:use-optimal-row-height="true" fo:break-before="auto"/>
    </style:style>
    <style:style style:family="table-row" style:name="ro185">
      <style:table-row-properties style:row-height="14.25pt" style:use-optimal-row-height="true" fo:break-before="auto"/>
    </style:style>
    <style:style style:family="table-row" style:name="ro186">
      <style:table-row-properties style:row-height="14.25pt" style:use-optimal-row-height="true" fo:break-before="auto"/>
    </style:style>
    <style:style style:family="table-row" style:name="ro187">
      <style:table-row-properties style:row-height="14.25pt" style:use-optimal-row-height="true" fo:break-before="auto"/>
    </style:style>
    <style:style style:family="table-row" style:name="ro188">
      <style:table-row-properties style:row-height="14.25pt" style:use-optimal-row-height="true" fo:break-before="auto"/>
    </style:style>
    <style:style style:family="table-row" style:name="ro189">
      <style:table-row-properties style:row-height="14.25pt" style:use-optimal-row-height="true" fo:break-before="auto"/>
    </style:style>
    <style:style style:family="table-row" style:name="ro190">
      <style:table-row-properties style:row-height="14.25pt" style:use-optimal-row-height="true" fo:break-before="auto"/>
    </style:style>
    <style:style style:family="table-row" style:name="ro191">
      <style:table-row-properties style:row-height="14.25pt" style:use-optimal-row-height="true" fo:break-before="auto"/>
    </style:style>
    <style:style style:family="table-row" style:name="ro192">
      <style:table-row-properties style:row-height="14.25pt" style:use-optimal-row-height="true" fo:break-before="auto"/>
    </style:style>
    <style:style style:family="table-row" style:name="ro193">
      <style:table-row-properties style:row-height="14.25pt" style:use-optimal-row-height="true" fo:break-before="auto"/>
    </style:style>
    <style:style style:family="table-row" style:name="ro194">
      <style:table-row-properties style:row-height="14.25pt" style:use-optimal-row-height="true" fo:break-before="auto"/>
    </style:style>
    <style:style style:family="table-row" style:name="ro195">
      <style:table-row-properties style:row-height="14.25pt" style:use-optimal-row-height="true" fo:break-before="auto"/>
    </style:style>
    <style:style style:family="table-row" style:name="ro196">
      <style:table-row-properties style:row-height="14.25pt" style:use-optimal-row-height="true" fo:break-before="auto"/>
    </style:style>
    <style:style style:family="table-row" style:name="ro197">
      <style:table-row-properties style:row-height="14.25pt" style:use-optimal-row-height="true" fo:break-before="auto"/>
    </style:style>
    <style:style style:family="table-row" style:name="ro198">
      <style:table-row-properties style:row-height="14.25pt" style:use-optimal-row-height="true" fo:break-before="auto"/>
    </style:style>
    <style:style style:family="table-row" style:name="ro199">
      <style:table-row-properties style:row-height="14.25pt" style:use-optimal-row-height="true" fo:break-before="auto"/>
    </style:style>
    <style:style style:family="table-row" style:name="ro200">
      <style:table-row-properties style:row-height="14.25pt" style:use-optimal-row-height="true" fo:break-before="auto"/>
    </style:style>
    <style:style style:family="table-row" style:name="ro201">
      <style:table-row-properties style:row-height="14.25pt" style:use-optimal-row-height="true" fo:break-before="auto"/>
    </style:style>
    <style:style style:family="table-row" style:name="ro202">
      <style:table-row-properties style:row-height="14.25pt" style:use-optimal-row-height="true" fo:break-before="auto"/>
    </style:style>
    <style:style style:family="table-row" style:name="ro203">
      <style:table-row-properties style:row-height="14.25pt" style:use-optimal-row-height="true" fo:break-before="auto"/>
    </style:style>
    <style:style style:family="table-row" style:name="ro204">
      <style:table-row-properties style:row-height="14.25pt" style:use-optimal-row-height="true" fo:break-before="auto"/>
    </style:style>
    <style:style style:family="table-row" style:name="ro205">
      <style:table-row-properties style:row-height="14.25pt" style:use-optimal-row-height="true" fo:break-before="auto"/>
    </style:style>
    <style:style style:family="table-row" style:name="ro206">
      <style:table-row-properties style:row-height="14.25pt" style:use-optimal-row-height="true" fo:break-before="auto"/>
    </style:style>
    <style:style style:family="table-row" style:name="ro207">
      <style:table-row-properties style:row-height="14.25pt" style:use-optimal-row-height="true" fo:break-before="auto"/>
    </style:style>
    <style:style style:family="table-row" style:name="ro208">
      <style:table-row-properties style:row-height="14.25pt" style:use-optimal-row-height="true" fo:break-before="auto"/>
    </style:style>
    <style:style style:family="table-row" style:name="ro209">
      <style:table-row-properties style:row-height="14.25pt" style:use-optimal-row-height="true" fo:break-before="auto"/>
    </style:style>
    <style:style style:family="table-row" style:name="ro210">
      <style:table-row-properties style:row-height="14.25pt" style:use-optimal-row-height="true" fo:break-before="auto"/>
    </style:style>
    <style:style style:family="table-row" style:name="ro211">
      <style:table-row-properties style:row-height="14.25pt" style:use-optimal-row-height="true" fo:break-before="auto"/>
    </style:style>
    <style:style style:family="table-row" style:name="ro212">
      <style:table-row-properties style:row-height="14.25pt" style:use-optimal-row-height="true" fo:break-before="auto"/>
    </style:style>
    <style:style style:family="table-row" style:name="ro213">
      <style:table-row-properties style:row-height="14.25pt" style:use-optimal-row-height="true" fo:break-before="auto"/>
    </style:style>
    <style:style style:family="table-row" style:name="ro214">
      <style:table-row-properties style:row-height="14.25pt" style:use-optimal-row-height="true" fo:break-before="auto"/>
    </style:style>
    <style:style style:family="table-row" style:name="ro215">
      <style:table-row-properties style:row-height="14.25pt" style:use-optimal-row-height="true" fo:break-before="auto"/>
    </style:style>
    <style:style style:family="table-row" style:name="ro216">
      <style:table-row-properties style:row-height="14.25pt" style:use-optimal-row-height="true" fo:break-before="auto"/>
    </style:style>
    <style:style style:family="table-row" style:name="ro217">
      <style:table-row-properties style:row-height="14.25pt" style:use-optimal-row-height="true" fo:break-before="auto"/>
    </style:style>
    <style:style style:family="table-row" style:name="ro218">
      <style:table-row-properties style:row-height="14.25pt" style:use-optimal-row-height="true" fo:break-before="auto"/>
    </style:style>
    <style:style style:family="table-row" style:name="ro219">
      <style:table-row-properties style:row-height="14.25pt" style:use-optimal-row-height="true" fo:break-before="auto"/>
    </style:style>
    <style:style style:family="table-row" style:name="ro220">
      <style:table-row-properties style:row-height="14.25pt" style:use-optimal-row-height="true" fo:break-before="auto"/>
    </style:style>
    <style:style style:family="table-row" style:name="ro221">
      <style:table-row-properties style:row-height="14.25pt" style:use-optimal-row-height="true" fo:break-before="auto"/>
    </style:style>
    <style:style style:family="table-row" style:name="ro222">
      <style:table-row-properties style:row-height="14.25pt" style:use-optimal-row-height="true" fo:break-before="auto"/>
    </style:style>
    <style:style style:family="table-row" style:name="ro223">
      <style:table-row-properties style:row-height="14.25pt" style:use-optimal-row-height="true" fo:break-before="auto"/>
    </style:style>
    <style:style style:family="table-row" style:name="ro224">
      <style:table-row-properties style:row-height="14.25pt" style:use-optimal-row-height="true" fo:break-before="auto"/>
    </style:style>
    <style:style style:family="table-row" style:name="ro225">
      <style:table-row-properties style:row-height="14.25pt" style:use-optimal-row-height="true" fo:break-before="auto"/>
    </style:style>
    <style:style style:family="table-row" style:name="ro226">
      <style:table-row-properties style:row-height="14.25pt" style:use-optimal-row-height="true" fo:break-before="auto"/>
    </style:style>
    <style:style style:family="table-row" style:name="ro227">
      <style:table-row-properties style:row-height="14.25pt" style:use-optimal-row-height="true" fo:break-before="auto"/>
    </style:style>
    <style:style style:family="table-row" style:name="ro228">
      <style:table-row-properties style:row-height="14.25pt" style:use-optimal-row-height="true" fo:break-before="auto"/>
    </style:style>
    <style:style style:family="table-row" style:name="ro229">
      <style:table-row-properties style:row-height="14.25pt" style:use-optimal-row-height="true" fo:break-before="auto"/>
    </style:style>
    <style:style style:family="table-row" style:name="ro230">
      <style:table-row-properties style:row-height="14.25pt" style:use-optimal-row-height="true" fo:break-before="auto"/>
    </style:style>
    <style:style style:family="table-row" style:name="ro231">
      <style:table-row-properties style:row-height="14.25pt" style:use-optimal-row-height="true" fo:break-before="auto"/>
    </style:style>
    <style:style style:family="table-row" style:name="ro232">
      <style:table-row-properties style:row-height="14.25pt" style:use-optimal-row-height="true" fo:break-before="auto"/>
    </style:style>
    <style:style style:family="table-row" style:name="ro233">
      <style:table-row-properties style:row-height="14.25pt" style:use-optimal-row-height="true" fo:break-before="auto"/>
    </style:style>
    <style:style style:family="table-row" style:name="ro234">
      <style:table-row-properties style:row-height="14.25pt" style:use-optimal-row-height="true" fo:break-before="auto"/>
    </style:style>
    <style:style style:family="table-row" style:name="ro235">
      <style:table-row-properties style:row-height="14.25pt" style:use-optimal-row-height="true" fo:break-before="auto"/>
    </style:style>
    <style:style style:family="table-row" style:name="ro236">
      <style:table-row-properties style:row-height="14.25pt" style:use-optimal-row-height="true" fo:break-before="auto"/>
    </style:style>
    <style:style style:family="table-row" style:name="ro237">
      <style:table-row-properties style:row-height="14.25pt" style:use-optimal-row-height="true" fo:break-before="auto"/>
    </style:style>
    <style:style style:family="table-row" style:name="ro238">
      <style:table-row-properties style:row-height="14.25pt" style:use-optimal-row-height="true" fo:break-before="auto"/>
    </style:style>
    <style:style style:family="table-row" style:name="ro239">
      <style:table-row-properties style:row-height="14.25pt" style:use-optimal-row-height="true" fo:break-before="auto"/>
    </style:style>
    <style:style style:family="table-row" style:name="ro240">
      <style:table-row-properties style:row-height="14.25pt" style:use-optimal-row-height="true" fo:break-before="auto"/>
    </style:style>
    <style:style style:family="table-row" style:name="ro241">
      <style:table-row-properties style:row-height="14.25pt" style:use-optimal-row-height="true" fo:break-before="auto"/>
    </style:style>
    <style:style style:family="table-row" style:name="ro242">
      <style:table-row-properties style:row-height="14.25pt" style:use-optimal-row-height="true" fo:break-before="auto"/>
    </style:style>
    <style:style style:family="table-row" style:name="ro243">
      <style:table-row-properties style:row-height="14.25pt" style:use-optimal-row-height="true" fo:break-before="auto"/>
    </style:style>
    <style:style style:family="table-row" style:name="ro244">
      <style:table-row-properties style:row-height="14.25pt" style:use-optimal-row-height="true" fo:break-before="auto"/>
    </style:style>
    <style:style style:family="table-row" style:name="ro245">
      <style:table-row-properties style:row-height="14.25pt" style:use-optimal-row-height="true" fo:break-before="auto"/>
    </style:style>
    <style:style style:family="table-row" style:name="ro246">
      <style:table-row-properties style:row-height="14.25pt" style:use-optimal-row-height="true" fo:break-before="auto"/>
    </style:style>
    <style:style style:family="table-row" style:name="ro247">
      <style:table-row-properties style:row-height="14.25pt" style:use-optimal-row-height="true" fo:break-before="auto"/>
    </style:style>
    <style:style style:family="table-row" style:name="ro248">
      <style:table-row-properties style:row-height="14.25pt" style:use-optimal-row-height="true" fo:break-before="auto"/>
    </style:style>
    <style:style style:family="table-row" style:name="ro249">
      <style:table-row-properties style:row-height="14.25pt" style:use-optimal-row-height="true" fo:break-before="auto"/>
    </style:style>
    <style:style style:family="table-row" style:name="ro250">
      <style:table-row-properties style:row-height="14.25pt" style:use-optimal-row-height="true" fo:break-before="auto"/>
    </style:style>
    <style:style style:family="table-row" style:name="ro251">
      <style:table-row-properties style:row-height="14.25pt" style:use-optimal-row-height="true" fo:break-before="auto"/>
    </style:style>
    <style:style style:family="table-row" style:name="ro252">
      <style:table-row-properties style:row-height="14.25pt" style:use-optimal-row-height="true" fo:break-before="auto"/>
    </style:style>
    <style:style style:family="table-row" style:name="ro253">
      <style:table-row-properties style:row-height="14.25pt" style:use-optimal-row-height="true" fo:break-before="auto"/>
    </style:style>
    <style:style style:family="table-row" style:name="ro254">
      <style:table-row-properties style:row-height="14.25pt" style:use-optimal-row-height="tru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tru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tru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tru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true" fo:break-before="auto"/>
    </style:style>
    <style:style style:family="table-row" style:name="ro282">
      <style:table-row-properties style:row-height="14.25pt" style:use-optimal-row-height="true" fo:break-before="auto"/>
    </style:style>
    <style:style style:family="table-row" style:name="ro283">
      <style:table-row-properties style:row-height="14.25pt" style:use-optimal-row-height="true" fo:break-before="auto"/>
    </style:style>
    <style:style style:family="table-row" style:name="ro284">
      <style:table-row-properties style:row-height="14.25pt" style:use-optimal-row-height="true" fo:break-before="auto"/>
    </style:style>
    <style:style style:family="table-row" style:name="ro285">
      <style:table-row-properties style:row-height="14.25pt" style:use-optimal-row-height="true" fo:break-before="auto"/>
    </style:style>
    <style:style style:family="table-row" style:name="ro286">
      <style:table-row-properties style:row-height="14.25pt" style:use-optimal-row-height="true" fo:break-before="auto"/>
    </style:style>
    <style:style style:family="table-row" style:name="ro287">
      <style:table-row-properties style:row-height="14.25pt" style:use-optimal-row-height="true" fo:break-before="auto"/>
    </style:style>
    <style:style style:family="table-row" style:name="ro288">
      <style:table-row-properties style:row-height="14.25pt" style:use-optimal-row-height="true" fo:break-before="auto"/>
    </style:style>
    <style:style style:family="table-row" style:name="ro289">
      <style:table-row-properties style:row-height="14.25pt" style:use-optimal-row-height="true" fo:break-before="auto"/>
    </style:style>
    <style:style style:family="table-row" style:name="ro290">
      <style:table-row-properties style:row-height="14.25pt" style:use-optimal-row-height="true" fo:break-before="auto"/>
    </style:style>
    <style:style style:family="table-row" style:name="ro291">
      <style:table-row-properties style:row-height="14.25pt" style:use-optimal-row-height="true" fo:break-before="auto"/>
    </style:style>
    <style:style style:family="table-row" style:name="ro292">
      <style:table-row-properties style:row-height="14.25pt" style:use-optimal-row-height="true" fo:break-before="auto"/>
    </style:style>
    <style:style style:family="table-row" style:name="ro293">
      <style:table-row-properties style:row-height="14.25pt" style:use-optimal-row-height="true" fo:break-before="auto"/>
    </style:style>
    <style:style style:family="table-row" style:name="ro294">
      <style:table-row-properties style:row-height="14.25pt" style:use-optimal-row-height="true" fo:break-before="auto"/>
    </style:style>
    <style:style style:family="table-row" style:name="ro295">
      <style:table-row-properties style:row-height="14.25pt" style:use-optimal-row-height="true" fo:break-before="auto"/>
    </style:style>
    <style:style style:family="table-row" style:name="ro296">
      <style:table-row-properties style:row-height="14.25pt" style:use-optimal-row-height="true" fo:break-before="auto"/>
    </style:style>
    <style:style style:family="table-row" style:name="ro297">
      <style:table-row-properties style:row-height="14.25pt" style:use-optimal-row-height="true" fo:break-before="auto"/>
    </style:style>
    <style:style style:family="table-row" style:name="ro298">
      <style:table-row-properties style:row-height="14.25pt" style:use-optimal-row-height="true" fo:break-before="auto"/>
    </style:style>
    <style:style style:family="table-row" style:name="ro299">
      <style:table-row-properties style:row-height="14.25pt" style:use-optimal-row-height="true" fo:break-before="auto"/>
    </style:style>
    <style:style style:family="table-row" style:name="ro300">
      <style:table-row-properties style:row-height="14.25pt" style:use-optimal-row-height="true" fo:break-before="auto"/>
    </style:style>
    <style:style style:family="table-row" style:name="ro301">
      <style:table-row-properties style:row-height="14.25pt" style:use-optimal-row-height="true" fo:break-before="auto"/>
    </style:style>
    <style:style style:family="table-row" style:name="ro302">
      <style:table-row-properties style:row-height="14.25pt" style:use-optimal-row-height="true" fo:break-before="auto"/>
    </style:style>
    <style:style style:family="table-row" style:name="ro303">
      <style:table-row-properties style:row-height="14.25pt" style:use-optimal-row-height="true" fo:break-before="auto"/>
    </style:style>
    <style:style style:family="table-row" style:name="ro304">
      <style:table-row-properties style:row-height="14.25pt" style:use-optimal-row-height="true" fo:break-before="auto"/>
    </style:style>
    <style:style style:family="table-row" style:name="ro305">
      <style:table-row-properties style:row-height="14.25pt" style:use-optimal-row-height="true" fo:break-before="auto"/>
    </style:style>
    <style:style style:family="table-row" style:name="ro306">
      <style:table-row-properties style:row-height="14.25pt" style:use-optimal-row-height="true" fo:break-before="auto"/>
    </style:style>
    <style:style style:family="table-row" style:name="ro307">
      <style:table-row-properties style:row-height="14.25pt" style:use-optimal-row-height="true" fo:break-before="auto"/>
    </style:style>
    <style:style style:family="table-row" style:name="ro308">
      <style:table-row-properties style:row-height="14.25pt" style:use-optimal-row-height="true" fo:break-before="auto"/>
    </style:style>
    <style:style style:family="table-row" style:name="ro309">
      <style:table-row-properties style:row-height="14.25pt" style:use-optimal-row-height="true" fo:break-before="auto"/>
    </style:style>
    <style:style style:family="table-row" style:name="ro310">
      <style:table-row-properties style:row-height="14.25pt" style:use-optimal-row-height="true" fo:break-before="auto"/>
    </style:style>
    <style:style style:family="table-row" style:name="ro311">
      <style:table-row-properties style:row-height="14.25pt" style:use-optimal-row-height="true" fo:break-before="auto"/>
    </style:style>
    <style:style style:family="table-row" style:name="ro312">
      <style:table-row-properties style:row-height="14.25pt" style:use-optimal-row-height="true" fo:break-before="auto"/>
    </style:style>
    <style:style style:family="table-row" style:name="ro313">
      <style:table-row-properties style:row-height="14.25pt" style:use-optimal-row-height="true" fo:break-before="auto"/>
    </style:style>
    <style:style style:family="table-row" style:name="ro314">
      <style:table-row-properties style:row-height="14.25pt" style:use-optimal-row-height="true" fo:break-before="auto"/>
    </style:style>
    <style:style style:family="table-row" style:name="ro315">
      <style:table-row-properties style:row-height="14.25pt" style:use-optimal-row-height="true" fo:break-before="auto"/>
    </style:style>
    <style:style style:family="table-row" style:name="ro316">
      <style:table-row-properties style:row-height="14.25pt" style:use-optimal-row-height="true" fo:break-before="auto"/>
    </style:style>
    <style:style style:family="table-row" style:name="ro317">
      <style:table-row-properties style:row-height="14.25pt" style:use-optimal-row-height="true" fo:break-before="auto"/>
    </style:style>
    <style:style style:family="table-row" style:name="ro318">
      <style:table-row-properties style:row-height="14.25pt" style:use-optimal-row-height="true" fo:break-before="auto"/>
    </style:style>
    <style:style style:family="table-row" style:name="ro319">
      <style:table-row-properties style:row-height="14.25pt" style:use-optimal-row-height="true" fo:break-before="auto"/>
    </style:style>
    <style:style style:family="table-row" style:name="ro320">
      <style:table-row-properties style:row-height="14.25pt" style:use-optimal-row-height="true" fo:break-before="auto"/>
    </style:style>
    <style:style style:family="table-row" style:name="ro321">
      <style:table-row-properties style:row-height="14.25pt" style:use-optimal-row-height="true" fo:break-before="auto"/>
    </style:style>
    <style:style style:family="table-row" style:name="ro322">
      <style:table-row-properties style:row-height="14.25pt" style:use-optimal-row-height="true" fo:break-before="auto"/>
    </style:style>
    <style:style style:family="table-row" style:name="ro323">
      <style:table-row-properties style:row-height="14.25pt" style:use-optimal-row-height="true" fo:break-before="auto"/>
    </style:style>
    <style:style style:family="table-row" style:name="ro324">
      <style:table-row-properties style:row-height="14.25pt" style:use-optimal-row-height="true" fo:break-before="auto"/>
    </style:style>
    <style:style style:family="table-row" style:name="ro325">
      <style:table-row-properties style:row-height="14.25pt" style:use-optimal-row-height="true" fo:break-before="auto"/>
    </style:style>
    <style:style style:family="table-row" style:name="ro326">
      <style:table-row-properties style:row-height="14.25pt" style:use-optimal-row-height="true" fo:break-before="auto"/>
    </style:style>
    <style:style style:family="table-row" style:name="ro327">
      <style:table-row-properties style:row-height="14.25pt" style:use-optimal-row-height="true" fo:break-before="auto"/>
    </style:style>
    <style:style style:family="table-row" style:name="ro328">
      <style:table-row-properties style:row-height="14.25pt" style:use-optimal-row-height="true" fo:break-before="auto"/>
    </style:style>
    <style:style style:family="table-row" style:name="ro329">
      <style:table-row-properties style:row-height="14.25pt" style:use-optimal-row-height="true" fo:break-before="auto"/>
    </style:style>
    <style:style style:family="table-row" style:name="ro330">
      <style:table-row-properties style:row-height="14.25pt" style:use-optimal-row-height="true" fo:break-before="auto"/>
    </style:style>
    <style:style style:family="table-row" style:name="ro331">
      <style:table-row-properties style:row-height="14.25pt" style:use-optimal-row-height="true" fo:break-before="auto"/>
    </style:style>
    <style:style style:family="table-row" style:name="ro332">
      <style:table-row-properties style:row-height="14.25pt" style:use-optimal-row-height="true" fo:break-before="auto"/>
    </style:style>
    <style:style style:family="table-row" style:name="ro333">
      <style:table-row-properties style:row-height="14.25pt" style:use-optimal-row-height="true" fo:break-before="auto"/>
    </style:style>
    <style:style style:family="table-row" style:name="ro334">
      <style:table-row-properties style:row-height="14.25pt" style:use-optimal-row-height="true" fo:break-before="auto"/>
    </style:style>
    <style:style style:family="table-row" style:name="ro335">
      <style:table-row-properties style:row-height="14.25pt" style:use-optimal-row-height="true" fo:break-before="auto"/>
    </style:style>
    <style:style style:family="table-row" style:name="ro336">
      <style:table-row-properties style:row-height="14.25pt" style:use-optimal-row-height="true" fo:break-before="auto"/>
    </style:style>
    <style:style style:family="table-row" style:name="ro337">
      <style:table-row-properties style:row-height="14.25pt" style:use-optimal-row-height="true" fo:break-before="auto"/>
    </style:style>
    <style:style style:family="table-row" style:name="ro338">
      <style:table-row-properties style:row-height="14.25pt" style:use-optimal-row-height="true" fo:break-before="auto"/>
    </style:style>
    <style:style style:family="table-row" style:name="ro339">
      <style:table-row-properties style:row-height="14.25pt" style:use-optimal-row-height="true" fo:break-before="auto"/>
    </style:style>
    <style:style style:family="table-row" style:name="ro340">
      <style:table-row-properties style:row-height="14.25pt" style:use-optimal-row-height="true" fo:break-before="auto"/>
    </style:style>
    <style:style style:family="table-row" style:name="ro341">
      <style:table-row-properties style:row-height="14.25pt" style:use-optimal-row-height="true" fo:break-before="auto"/>
    </style:style>
    <style:style style:family="table-row" style:name="ro342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number-columns-repeated="1020" table:style-name="co1" table:default-cell-style-name="Normal"/>
        <table:table-row table:number-rows-repeated="2" table:style-name="ro1">
          <table:table-cell table:number-columns-repeated="1024"/>
        </table:table-row>
        <table:table-row table:style-name="ro2">
          <table:table-cell table:style-name="ce4" office:value-type="string">
            <text:p>Titles</text:p>
          </table:table-cell>
          <table:table-cell table:number-columns-repeated="1024"/>
        </table:table-row>
        <table:table-row table:style-name="ro3">
          <table:table-cell/>
          <table:table-cell office:value-type="string">
            <text:p>Note</text:p>
          </table:table-cell>
          <table:table-cell office:value-type="string">
            <text:p>Note = '</text:p>
          </table:table-cell>
          <table:table-cell office:value-type="string">
            <text:p>Нота'</text:p>
          </table:table-cell>
          <table:table-cell table:number-columns-repeated="1024"/>
        </table:table-row>
        <table:table-row table:style-name="ro4">
          <table:table-cell/>
          <table:table-cell office:value-type="string">
            <text:p>Primitive Node</text:p>
          </table:table-cell>
          <table:table-cell office:value-type="string">
            <text:p>PrimitiveNode = '</text:p>
          </table:table-cell>
          <table:table-cell office:value-type="string">
            <text:p>Примитивный узел'</text:p>
          </table:table-cell>
          <table:table-cell table:number-columns-repeated="1024"/>
        </table:table-row>
        <table:table-row table:style-name="ro5">
          <table:table-cell/>
          <table:table-cell office:value-type="string">
            <text:p>Reroute</text:p>
          </table:table-cell>
          <table:table-cell office:value-type="string">
            <text:p>Reroute = '</text:p>
          </table:table-cell>
          <table:table-cell office:value-type="string">
            <text:p>Изменять, изменить маршрут/трассу'</text:p>
          </table:table-cell>
          <table:table-cell table:number-columns-repeated="1024"/>
        </table:table-row>
        <table:table-row table:style-name="ro6">
          <table:table-cell/>
          <table:table-cell office:value-type="string">
            <text:p>Sampler</text:p>
          </table:table-cell>
          <table:table-cell office:value-type="string">
            <text:p>Sampler = '</text:p>
          </table:table-cell>
          <table:table-cell office:value-type="string">
            <text:p>Вышивка'</text:p>
          </table:table-cell>
          <table:table-cell table:number-columns-repeated="1024"/>
        </table:table-row>
        <table:table-row table:style-name="ro7">
          <table:table-cell/>
          <table:table-cell office:value-type="string">
            <text:p>Sampler Advanced</text:p>
          </table:table-cell>
          <table:table-cell office:value-type="string">
            <text:p>SamplerAdvanced = '</text:p>
          </table:table-cell>
          <table:table-cell office:value-type="string">
            <text:p>Продвинутый пробоотборник'</text:p>
          </table:table-cell>
          <table:table-cell table:number-columns-repeated="1024"/>
        </table:table-row>
        <table:table-row table:style-name="ro8">
          <table:table-cell/>
          <table:table-cell office:value-type="string">
            <text:p>Checkpoint Loader Simple</text:p>
          </table:table-cell>
          <table:table-cell office:value-type="string">
            <text:p>CheckpointLoaderSimple = '</text:p>
          </table:table-cell>
          <table:table-cell office:value-type="string">
            <text:p>Простой загрузчик контрольных точек'</text:p>
          </table:table-cell>
          <table:table-cell table:number-columns-repeated="1024"/>
        </table:table-row>
        <table:table-row table:style-name="ro9">
          <table:table-cell/>
          <table:table-cell office:value-type="string">
            <text:p>VAE Loader</text:p>
          </table:table-cell>
          <table:table-cell office:value-type="string">
            <text:p>VAELoader = '</text:p>
          </table:table-cell>
          <table:table-cell office:value-type="string">
            <text:p>Погрузчик VAE'</text:p>
          </table:table-cell>
          <table:table-cell table:number-columns-repeated="1024"/>
        </table:table-row>
        <table:table-row table:style-name="ro10">
          <table:table-cell/>
          <table:table-cell office:value-type="string">
            <text:p>Lora Loader</text:p>
          </table:table-cell>
          <table:table-cell office:value-type="string">
            <text:p>LoraLoader = '</text:p>
          </table:table-cell>
          <table:table-cell office:value-type="string">
            <text:p>Лора Погрузчик'</text:p>
          </table:table-cell>
          <table:table-cell table:number-columns-repeated="1024"/>
        </table:table-row>
        <table:table-row table:style-name="ro11">
          <table:table-cell/>
          <table:table-cell office:value-type="string">
            <text:p>ControlNet Loader</text:p>
          </table:table-cell>
          <table:table-cell office:value-type="string">
            <text:p>ControlNetLoader = '</text:p>
          </table:table-cell>
          <table:table-cell office:value-type="string">
            <text:p>Загрузчик ControlNet'</text:p>
          </table:table-cell>
          <table:table-cell table:number-columns-repeated="1024"/>
        </table:table-row>
        <table:table-row table:style-name="ro12">
          <table:table-cell/>
          <table:table-cell office:value-type="string">
            <text:p>DiffControlNet Loader</text:p>
          </table:table-cell>
          <table:table-cell office:value-type="string">
            <text:p>DiffControlNetLoader = '</text:p>
          </table:table-cell>
          <table:table-cell office:value-type="string">
            <text:p>Загрузчик DiffControlNet'</text:p>
          </table:table-cell>
          <table:table-cell table:number-columns-repeated="1024"/>
        </table:table-row>
        <table:table-row table:style-name="ro13">
          <table:table-cell/>
          <table:table-cell office:value-type="string">
            <text:p>Style Model Loader</text:p>
          </table:table-cell>
          <table:table-cell office:value-type="string">
            <text:p>StyleModelLoader = '</text:p>
          </table:table-cell>
          <table:table-cell office:value-type="string">
            <text:p>Стиль Загрузчик Модели'</text:p>
          </table:table-cell>
          <table:table-cell table:number-columns-repeated="1024"/>
        </table:table-row>
        <table:table-row table:style-name="ro14">
          <table:table-cell/>
          <table:table-cell office:value-type="string">
            <text:p>CLIP Vision Loader</text:p>
          </table:table-cell>
          <table:table-cell office:value-type="string">
            <text:p>CLIPVisionLoader = '</text:p>
          </table:table-cell>
          <table:table-cell office:value-type="string">
            <text:p>Загрузчик CLIP Vision'</text:p>
          </table:table-cell>
          <table:table-cell table:number-columns-repeated="1024"/>
        </table:table-row>
        <table:table-row table:style-name="ro15">
          <table:table-cell/>
          <table:table-cell office:value-type="string">
            <text:p>unCLIP Checkpoint Loader</text:p>
          </table:table-cell>
          <table:table-cell office:value-type="string">
            <text:p>unCLIPCheckpointLoader = '</text:p>
          </table:table-cell>
          <table:table-cell office:value-type="string">
            <text:p>Загрузчик контрольных точек unCLIP'</text:p>
          </table:table-cell>
          <table:table-cell table:number-columns-repeated="1024"/>
        </table:table-row>
        <table:table-row table:style-name="ro16">
          <table:table-cell/>
          <table:table-cell office:value-type="string">
            <text:p>GLIGEN Loader</text:p>
          </table:table-cell>
          <table:table-cell office:value-type="string">
            <text:p>GLIGENLoader = '</text:p>
          </table:table-cell>
          <table:table-cell office:value-type="string">
            <text:p>Погрузчик GLIGEN'</text:p>
          </table:table-cell>
          <table:table-cell table:number-columns-repeated="1024"/>
        </table:table-row>
        <table:table-row table:style-name="ro17">
          <table:table-cell/>
          <table:table-cell office:value-type="string">
            <text:p>Upscale Model Loader</text:p>
          </table:table-cell>
          <table:table-cell office:value-type="string">
            <text:p>UpscaleModelLoader = '</text:p>
          </table:table-cell>
          <table:table-cell office:value-type="string">
            <text:p>Высококлассный загрузчик моделей'</text:p>
          </table:table-cell>
          <table:table-cell table:number-columns-repeated="1024"/>
        </table:table-row>
        <table:table-row table:style-name="ro18">
          <table:table-cell/>
          <table:table-cell office:value-type="string">
            <text:p>Hypernetwork Loader</text:p>
          </table:table-cell>
          <table:table-cell office:value-type="string">
            <text:p>HypernetworkLoader = '</text:p>
          </table:table-cell>
          <table:table-cell office:value-type="string">
            <text:p>Гиперсетевой загрузчик'</text:p>
          </table:table-cell>
          <table:table-cell table:number-columns-repeated="1024"/>
        </table:table-row>
        <table:table-row table:style-name="ro19">
          <table:table-cell/>
          <table:table-cell office:value-type="string">
            <text:p>Style Model Apply</text:p>
          </table:table-cell>
          <table:table-cell office:value-type="string">
            <text:p>StyleModelApply = '</text:p>
          </table:table-cell>
          <table:table-cell office:value-type="string">
            <text:p>Стиль Модель Применить'</text:p>
          </table:table-cell>
          <table:table-cell table:number-columns-repeated="1024"/>
        </table:table-row>
        <table:table-row table:style-name="ro20">
          <table:table-cell/>
          <table:table-cell office:value-type="string">
            <text:p>GLIGEN Text Box Apply</text:p>
          </table:table-cell>
          <table:table-cell office:value-type="string">
            <text:p>GLIGENTextBoxApply = '</text:p>
          </table:table-cell>
          <table:table-cell office:value-type="string">
            <text:p>Применить текстовое поле GLIGEN'</text:p>
          </table:table-cell>
          <table:table-cell table:number-columns-repeated="1024"/>
        </table:table-row>
        <table:table-row table:style-name="ro21">
          <table:table-cell/>
          <table:table-cell office:value-type="string">
            <text:p>CLIP Text Encode</text:p>
          </table:table-cell>
          <table:table-cell office:value-type="string">
            <text:p>CLIPTextEncode = '</text:p>
          </table:table-cell>
          <table:table-cell office:value-type="string">
            <text:p>Кодирование текста CLIP'</text:p>
          </table:table-cell>
          <table:table-cell table:number-columns-repeated="1024"/>
        </table:table-row>
        <table:table-row table:style-name="ro22">
          <table:table-cell/>
          <table:table-cell office:value-type="string">
            <text:p>CLIP Set Last Layer</text:p>
          </table:table-cell>
          <table:table-cell office:value-type="string">
            <text:p>CLIPSetLastLayer = '</text:p>
          </table:table-cell>
          <table:table-cell office:value-type="string">
            <text:p>CLIP Установить последний слой'</text:p>
          </table:table-cell>
          <table:table-cell table:number-columns-repeated="1024"/>
        </table:table-row>
        <table:table-row table:style-name="ro23">
          <table:table-cell/>
          <table:table-cell office:value-type="string">
            <text:p>Conditioning Average</text:p>
          </table:table-cell>
          <table:table-cell office:value-type="string">
            <text:p>ConditioningAverage = '</text:p>
          </table:table-cell>
          <table:table-cell office:value-type="string">
            <text:p>Среднее состояние'</text:p>
          </table:table-cell>
          <table:table-cell table:number-columns-repeated="1024"/>
        </table:table-row>
        <table:table-row table:style-name="ro24">
          <table:table-cell/>
          <table:table-cell office:value-type="string">
            <text:p>Conditioning Combine</text:p>
          </table:table-cell>
          <table:table-cell office:value-type="string">
            <text:p>ConditioningCombine = '</text:p>
          </table:table-cell>
          <table:table-cell office:value-type="string">
            <text:p>Кондиционный комбайн'</text:p>
          </table:table-cell>
          <table:table-cell table:number-columns-repeated="1024"/>
        </table:table-row>
        <table:table-row table:style-name="ro25">
          <table:table-cell/>
          <table:table-cell office:value-type="string">
            <text:p>Conditioning Concat</text:p>
          </table:table-cell>
          <table:table-cell office:value-type="string">
            <text:p>ConditioningConcat = '</text:p>
          </table:table-cell>
          <table:table-cell office:value-type="string">
            <text:p>Кондиционирование Concat'</text:p>
          </table:table-cell>
          <table:table-cell table:number-columns-repeated="1024"/>
        </table:table-row>
        <table:table-row table:style-name="ro26">
          <table:table-cell/>
          <table:table-cell office:value-type="string">
            <text:p>Conditioning Set Area</text:p>
          </table:table-cell>
          <table:table-cell office:value-type="string">
            <text:p>ConditioningSetArea = '</text:p>
          </table:table-cell>
          <table:table-cell office:value-type="string">
            <text:p>Площадь задает кондиционирования'</text:p>
          </table:table-cell>
          <table:table-cell table:number-columns-repeated="1024"/>
        </table:table-row>
        <table:table-row table:style-name="ro27">
          <table:table-cell/>
          <table:table-cell office:value-type="string">
            <text:p>Conditioning Set Area Percentage</text:p>
          </table:table-cell>
          <table:table-cell office:value-type="string">
            <text:p>ConditioningSetAreaPercentage = '</text:p>
          </table:table-cell>
          <table:table-cell office:value-type="string">
            <text:p>Процент площади набора кондиционирования'</text:p>
          </table:table-cell>
          <table:table-cell table:number-columns-repeated="1024"/>
        </table:table-row>
        <table:table-row table:style-name="ro28">
          <table:table-cell/>
          <table:table-cell office:value-type="string">
            <text:p>Conditioning Set Mask</text:p>
          </table:table-cell>
          <table:table-cell office:value-type="string">
            <text:p>ConditioningSetMask = '</text:p>
          </table:table-cell>
          <table:table-cell office:value-type="string">
            <text:p>Маска для кондиционирования'</text:p>
          </table:table-cell>
          <table:table-cell table:number-columns-repeated="1024"/>
        </table:table-row>
        <table:table-row table:style-name="ro29">
          <table:table-cell/>
          <table:table-cell office:value-type="string">
            <text:p>CLIP Vision Encode</text:p>
          </table:table-cell>
          <table:table-cell office:value-type="string">
            <text:p>CLIPVisionEncode = '</text:p>
          </table:table-cell>
          <table:table-cell office:value-type="string">
            <text:p>Кодирование CLIP Vision'</text:p>
          </table:table-cell>
          <table:table-cell table:number-columns-repeated="1024"/>
        </table:table-row>
        <table:table-row table:style-name="ro30">
          <table:table-cell/>
          <table:table-cell office:value-type="string">
            <text:p>unCLIP Conditioning</text:p>
          </table:table-cell>
          <table:table-cell office:value-type="string">
            <text:p>unCLIPConditioning = '</text:p>
          </table:table-cell>
          <table:table-cell office:value-type="string">
            <text:p>Кондиционирование unCLIP'</text:p>
          </table:table-cell>
          <table:table-cell table:number-columns-repeated="1024"/>
        </table:table-row>
        <table:table-row table:style-name="ro31">
          <table:table-cell/>
          <table:table-cell office:value-type="string">
            <text:p>ControlNet Apply</text:p>
          </table:table-cell>
          <table:table-cell office:value-type="string">
            <text:p>ControlNetApply = '</text:p>
          </table:table-cell>
          <table:table-cell office:value-type="string">
            <text:p>ControlNet Применить'</text:p>
          </table:table-cell>
          <table:table-cell table:number-columns-repeated="1024"/>
        </table:table-row>
        <table:table-row table:style-name="ro32">
          <table:table-cell/>
          <table:table-cell office:value-type="string">
            <text:p>ControlNet Apply Advanced</text:p>
          </table:table-cell>
          <table:table-cell office:value-type="string">
            <text:p>ControlNetApplyAdvanced = '</text:p>
          </table:table-cell>
          <table:table-cell office:value-type="string">
            <text:p>ControlNet Apply Advanced'</text:p>
          </table:table-cell>
          <table:table-cell table:number-columns-repeated="1024"/>
        </table:table-row>
        <table:table-row table:style-name="ro33">
          <table:table-cell/>
          <table:table-cell office:value-type="string">
            <text:p>VAE Encode For Inpaint</text:p>
          </table:table-cell>
          <table:table-cell office:value-type="string">
            <text:p>VAEEncodeForInpaint = '</text:p>
          </table:table-cell>
          <table:table-cell office:value-type="string">
            <text:p>Кодировка VAE Для Inpaint'</text:p>
          </table:table-cell>
          <table:table-cell table:number-columns-repeated="1024"/>
        </table:table-row>
        <table:table-row table:style-name="ro34">
          <table:table-cell/>
          <table:table-cell office:value-type="string">
            <text:p>Set Latent Noise Mask</text:p>
          </table:table-cell>
          <table:table-cell office:value-type="string">
            <text:p>SetLatentNoiseMask = '</text:p>
          </table:table-cell>
          <table:table-cell office:value-type="string">
            <text:p>Установить скрытую шумовую маску'</text:p>
          </table:table-cell>
          <table:table-cell table:number-columns-repeated="1024"/>
        </table:table-row>
        <table:table-row table:style-name="ro35">
          <table:table-cell/>
          <table:table-cell office:value-type="string">
            <text:p>Latent From Batch</text:p>
          </table:table-cell>
          <table:table-cell office:value-type="string">
            <text:p>LatentFromBatch = '</text:p>
          </table:table-cell>
          <table:table-cell office:value-type="string">
            <text:p>Скрытая От Партии'</text:p>
          </table:table-cell>
          <table:table-cell table:number-columns-repeated="1024"/>
        </table:table-row>
        <table:table-row table:style-name="ro36">
          <table:table-cell/>
          <table:table-cell office:value-type="string">
            <text:p>Repeat Latent Batch</text:p>
          </table:table-cell>
          <table:table-cell office:value-type="string">
            <text:p>RepeatLatentBatch = '</text:p>
          </table:table-cell>
          <table:table-cell office:value-type="string">
            <text:p>Повторить скрытый пакет'</text:p>
          </table:table-cell>
          <table:table-cell table:number-columns-repeated="1024"/>
        </table:table-row>
        <table:table-row table:style-name="ro37">
          <table:table-cell/>
          <table:table-cell office:value-type="string">
            <text:p>Rebatch Latents</text:p>
          </table:table-cell>
          <table:table-cell office:value-type="string">
            <text:p>RebatchLatents = '</text:p>
          </table:table-cell>
          <table:table-cell office:value-type="string">
            <text:p>Скрытая репакт'</text:p>
          </table:table-cell>
          <table:table-cell table:number-columns-repeated="1024"/>
        </table:table-row>
        <table:table-row table:style-name="ro38">
          <table:table-cell/>
          <table:table-cell office:value-type="string">
            <text:p>Latent Rotate</text:p>
          </table:table-cell>
          <table:table-cell office:value-type="string">
            <text:p>LatentRotate = '</text:p>
          </table:table-cell>
          <table:table-cell office:value-type="string">
            <text:p>Скрытое вращение'</text:p>
          </table:table-cell>
          <table:table-cell table:number-columns-repeated="1024"/>
        </table:table-row>
        <table:table-row table:style-name="ro39">
          <table:table-cell/>
          <table:table-cell office:value-type="string">
            <text:p>Latent Flip</text:p>
          </table:table-cell>
          <table:table-cell office:value-type="string">
            <text:p>LatentFlip = '</text:p>
          </table:table-cell>
          <table:table-cell office:value-type="string">
            <text:p>Скрытый флип'</text:p>
          </table:table-cell>
          <table:table-cell table:number-columns-repeated="1024"/>
        </table:table-row>
        <table:table-row table:style-name="ro40">
          <table:table-cell/>
          <table:table-cell office:value-type="string">
            <text:p>Latent Crop</text:p>
          </table:table-cell>
          <table:table-cell office:value-type="string">
            <text:p>LatentCrop = '</text:p>
          </table:table-cell>
          <table:table-cell office:value-type="string">
            <text:p>Скрытая урожай'</text:p>
          </table:table-cell>
          <table:table-cell table:number-columns-repeated="1024"/>
        </table:table-row>
        <table:table-row table:style-name="ro41">
          <table:table-cell/>
          <table:table-cell office:value-type="string">
            <text:p>VAE Decode</text:p>
          </table:table-cell>
          <table:table-cell office:value-type="string">
            <text:p>VAEDecode = '</text:p>
          </table:table-cell>
          <table:table-cell office:value-type="string">
            <text:p>Декодирование VAE'</text:p>
          </table:table-cell>
          <table:table-cell table:number-columns-repeated="1024"/>
        </table:table-row>
        <table:table-row table:style-name="ro42">
          <table:table-cell/>
          <table:table-cell office:value-type="string">
            <text:p>VAE Encode</text:p>
          </table:table-cell>
          <table:table-cell office:value-type="string">
            <text:p>VAEEncode = '</text:p>
          </table:table-cell>
          <table:table-cell office:value-type="string">
            <text:p>Кодирование VAE'</text:p>
          </table:table-cell>
          <table:table-cell table:number-columns-repeated="1024"/>
        </table:table-row>
        <table:table-row table:style-name="ro43">
          <table:table-cell/>
          <table:table-cell office:value-type="string">
            <text:p>Empty Latent Image</text:p>
          </table:table-cell>
          <table:table-cell office:value-type="string">
            <text:p>EmptyLatentImage = '</text:p>
          </table:table-cell>
          <table:table-cell office:value-type="string">
            <text:p>Пустое скрытое изображение'</text:p>
          </table:table-cell>
          <table:table-cell table:number-columns-repeated="1024"/>
        </table:table-row>
        <table:table-row table:style-name="ro44">
          <table:table-cell/>
          <table:table-cell office:value-type="string">
            <text:p>Latent Upscale</text:p>
          </table:table-cell>
          <table:table-cell office:value-type="string">
            <text:p>LatentUpscale = '</text:p>
          </table:table-cell>
          <table:table-cell office:value-type="string">
            <text:p>Скрытая высококлассная'</text:p>
          </table:table-cell>
          <table:table-cell table:number-columns-repeated="1024"/>
        </table:table-row>
        <table:table-row table:style-name="ro45">
          <table:table-cell/>
          <table:table-cell office:value-type="string">
            <text:p>Latent Upscale By</text:p>
          </table:table-cell>
          <table:table-cell office:value-type="string">
            <text:p>LatentUpscaleBy = '</text:p>
          </table:table-cell>
          <table:table-cell office:value-type="string">
            <text:p>Скрытая Высококлассная По'</text:p>
          </table:table-cell>
          <table:table-cell table:number-columns-repeated="1024"/>
        </table:table-row>
        <table:table-row table:style-name="ro46">
          <table:table-cell/>
          <table:table-cell office:value-type="string">
            <text:p>Latent Composite</text:p>
          </table:table-cell>
          <table:table-cell office:value-type="string">
            <text:p>LatentComposite = '</text:p>
          </table:table-cell>
          <table:table-cell office:value-type="string">
            <text:p>Скрытая композитная'</text:p>
          </table:table-cell>
          <table:table-cell table:number-columns-repeated="1024"/>
        </table:table-row>
        <table:table-row table:style-name="ro47">
          <table:table-cell/>
          <table:table-cell office:value-type="string">
            <text:p>Latent Composite Masked</text:p>
          </table:table-cell>
          <table:table-cell office:value-type="string">
            <text:p>LatentCompositeMasked = '</text:p>
          </table:table-cell>
          <table:table-cell office:value-type="string">
            <text:p>Скрытая композитная маска'</text:p>
          </table:table-cell>
          <table:table-cell table:number-columns-repeated="1024"/>
        </table:table-row>
        <table:table-row table:style-name="ro48">
          <table:table-cell/>
          <table:table-cell office:value-type="string">
            <text:p>Image Scale</text:p>
          </table:table-cell>
          <table:table-cell office:value-type="string">
            <text:p>ImageScale = '</text:p>
          </table:table-cell>
          <table:table-cell office:value-type="string">
            <text:p>Масштаб изображения'</text:p>
          </table:table-cell>
          <table:table-cell table:number-columns-repeated="1024"/>
        </table:table-row>
        <table:table-row table:style-name="ro49">
          <table:table-cell/>
          <table:table-cell office:value-type="string">
            <text:p>Image Scale By</text:p>
          </table:table-cell>
          <table:table-cell office:value-type="string">
            <text:p>ImageScaleBy = '</text:p>
          </table:table-cell>
          <table:table-cell office:value-type="string">
            <text:p>Масштаб Изображения По'</text:p>
          </table:table-cell>
          <table:table-cell table:number-columns-repeated="1024"/>
        </table:table-row>
        <table:table-row table:style-name="ro50">
          <table:table-cell/>
          <table:table-cell office:value-type="string">
            <text:p>Image Upscale With Model</text:p>
          </table:table-cell>
          <table:table-cell office:value-type="string">
            <text:p>ImageUpscaleWithModel = '</text:p>
          </table:table-cell>
          <table:table-cell office:value-type="string">
            <text:p>Изображение в увеличенном масштабе с моделью'</text:p>
          </table:table-cell>
          <table:table-cell table:number-columns-repeated="1024"/>
        </table:table-row>
        <table:table-row table:style-name="ro51">
          <table:table-cell/>
          <table:table-cell office:value-type="string">
            <text:p>Image Scale To Total Pixels</text:p>
          </table:table-cell>
          <table:table-cell office:value-type="string">
            <text:p>ImageScaleToTotalPixels = '</text:p>
          </table:table-cell>
          <table:table-cell office:value-type="string">
            <text:p>Масштаб Изображения До Общего Количества Пикселей'</text:p>
          </table:table-cell>
          <table:table-cell table:number-columns-repeated="1024"/>
        </table:table-row>
        <table:table-row table:style-name="ro52">
          <table:table-cell/>
          <table:table-cell office:value-type="string">
            <text:p>Image Blend</text:p>
          </table:table-cell>
          <table:table-cell office:value-type="string">
            <text:p>ImageBlend = '</text:p>
          </table:table-cell>
          <table:table-cell office:value-type="string">
            <text:p>Смешивание изображений'</text:p>
          </table:table-cell>
          <table:table-cell table:number-columns-repeated="1024"/>
        </table:table-row>
        <table:table-row table:style-name="ro53">
          <table:table-cell/>
          <table:table-cell office:value-type="string">
            <text:p>Image Blur</text:p>
          </table:table-cell>
          <table:table-cell office:value-type="string">
            <text:p>ImageBlur = '</text:p>
          </table:table-cell>
          <table:table-cell office:value-type="string">
            <text:p>Размытие изображения'</text:p>
          </table:table-cell>
          <table:table-cell table:number-columns-repeated="1024"/>
        </table:table-row>
        <table:table-row table:style-name="ro54">
          <table:table-cell/>
          <table:table-cell office:value-type="string">
            <text:p>Image Quantize</text:p>
          </table:table-cell>
          <table:table-cell office:value-type="string">
            <text:p>ImageQuantize = '</text:p>
          </table:table-cell>
          <table:table-cell office:value-type="string">
            <text:p>Квантизация изображения'</text:p>
          </table:table-cell>
          <table:table-cell table:number-columns-repeated="1024"/>
        </table:table-row>
        <table:table-row table:style-name="ro55">
          <table:table-cell/>
          <table:table-cell office:value-type="string">
            <text:p>Image Sharpen</text:p>
          </table:table-cell>
          <table:table-cell office:value-type="string">
            <text:p>ImageSharpen = '</text:p>
          </table:table-cell>
          <table:table-cell office:value-type="string">
            <text:p>Резкость изображения'</text:p>
          </table:table-cell>
          <table:table-cell table:number-columns-repeated="1024"/>
        </table:table-row>
        <table:table-row table:style-name="ro56">
          <table:table-cell/>
          <table:table-cell office:value-type="string">
            <text:p>Canny</text:p>
          </table:table-cell>
          <table:table-cell office:value-type="string">
            <text:p>Canny = '</text:p>
          </table:table-cell>
          <table:table-cell office:value-type="string">
            <text:p>Хитрый, осторожный'</text:p>
          </table:table-cell>
          <table:table-cell table:number-columns-repeated="1024"/>
        </table:table-row>
        <table:table-row table:style-name="ro57">
          <table:table-cell/>
          <table:table-cell office:value-type="string">
            <text:p>Save Image</text:p>
          </table:table-cell>
          <table:table-cell office:value-type="string">
            <text:p>SaveImage = '</text:p>
          </table:table-cell>
          <table:table-cell office:value-type="string">
            <text:p>Сохранить изображение'</text:p>
          </table:table-cell>
          <table:table-cell table:number-columns-repeated="1024"/>
        </table:table-row>
        <table:table-row table:style-name="ro58">
          <table:table-cell/>
          <table:table-cell office:value-type="string">
            <text:p>Preview Image</text:p>
          </table:table-cell>
          <table:table-cell office:value-type="string">
            <text:p>PreviewImage = '</text:p>
          </table:table-cell>
          <table:table-cell office:value-type="string">
            <text:p>Предварительный просмотр изображения'</text:p>
          </table:table-cell>
          <table:table-cell table:number-columns-repeated="1024"/>
        </table:table-row>
        <table:table-row table:style-name="ro59">
          <table:table-cell/>
          <table:table-cell office:value-type="string">
            <text:p>Load Image</text:p>
          </table:table-cell>
          <table:table-cell office:value-type="string">
            <text:p>LoadImage = '</text:p>
          </table:table-cell>
          <table:table-cell office:value-type="string">
            <text:p>Загрузить изображение'</text:p>
          </table:table-cell>
          <table:table-cell table:number-columns-repeated="1024"/>
        </table:table-row>
        <table:table-row table:style-name="ro60">
          <table:table-cell/>
          <table:table-cell office:value-type="string">
            <text:p>Image Invert</text:p>
          </table:table-cell>
          <table:table-cell office:value-type="string">
            <text:p>ImageInvert = '</text:p>
          </table:table-cell>
          <table:table-cell office:value-type="string">
            <text:p>Инвертировать изображение'</text:p>
          </table:table-cell>
          <table:table-cell table:number-columns-repeated="1024"/>
        </table:table-row>
        <table:table-row table:style-name="ro61">
          <table:table-cell/>
          <table:table-cell office:value-type="string">
            <text:p>Image Batch</text:p>
          </table:table-cell>
          <table:table-cell office:value-type="string">
            <text:p>ImageBatch = '</text:p>
          </table:table-cell>
          <table:table-cell office:value-type="string">
            <text:p>Пакет изображений'</text:p>
          </table:table-cell>
          <table:table-cell table:number-columns-repeated="1024"/>
        </table:table-row>
        <table:table-row table:style-name="ro62">
          <table:table-cell/>
          <table:table-cell office:value-type="string">
            <text:p>Image Pad For Outpaint</text:p>
          </table:table-cell>
          <table:table-cell office:value-type="string">
            <text:p>ImagePadForOutpaint = '</text:p>
          </table:table-cell>
          <table:table-cell office:value-type="string">
            <text:p>Блокнот Для Изображений Для Outpaint'</text:p>
          </table:table-cell>
          <table:table-cell table:number-columns-repeated="1024"/>
        </table:table-row>
        <table:table-row table:style-name="ro63">
          <table:table-cell/>
          <table:table-cell office:value-type="string">
            <text:p>Empty Image</text:p>
          </table:table-cell>
          <table:table-cell office:value-type="string">
            <text:p>EmptyImage = '</text:p>
          </table:table-cell>
          <table:table-cell office:value-type="string">
            <text:p>Пустое изображение'</text:p>
          </table:table-cell>
          <table:table-cell table:number-columns-repeated="1024"/>
        </table:table-row>
        <table:table-row table:style-name="ro64">
          <table:table-cell/>
          <table:table-cell office:value-type="string">
            <text:p>Image Composite Masked</text:p>
          </table:table-cell>
          <table:table-cell office:value-type="string">
            <text:p>ImageCompositeMasked = '</text:p>
          </table:table-cell>
          <table:table-cell office:value-type="string">
            <text:p>Композитное изображение в маске'</text:p>
          </table:table-cell>
          <table:table-cell table:number-columns-repeated="1024"/>
        </table:table-row>
        <table:table-row table:style-name="ro65">
          <table:table-cell/>
          <table:table-cell office:value-type="string">
            <text:p>Load Image Mask</text:p>
          </table:table-cell>
          <table:table-cell office:value-type="string">
            <text:p>LoadImageMask = '</text:p>
          </table:table-cell>
          <table:table-cell office:value-type="string">
            <text:p>Загрузить маску изображения'</text:p>
          </table:table-cell>
          <table:table-cell table:number-columns-repeated="1024"/>
        </table:table-row>
        <table:table-row table:style-name="ro66">
          <table:table-cell/>
          <table:table-cell office:value-type="string">
            <text:p>Mask To Image</text:p>
          </table:table-cell>
          <table:table-cell office:value-type="string">
            <text:p>MaskToImage = '</text:p>
          </table:table-cell>
          <table:table-cell office:value-type="string">
            <text:p>Маска К Изображению'</text:p>
          </table:table-cell>
          <table:table-cell table:number-columns-repeated="1024"/>
        </table:table-row>
        <table:table-row table:style-name="ro67">
          <table:table-cell/>
          <table:table-cell office:value-type="string">
            <text:p>Image To Mask</text:p>
          </table:table-cell>
          <table:table-cell office:value-type="string">
            <text:p>ImageToMask = '</text:p>
          </table:table-cell>
          <table:table-cell office:value-type="string">
            <text:p>Изображение для маскировки'</text:p>
          </table:table-cell>
          <table:table-cell table:number-columns-repeated="1024"/>
        </table:table-row>
        <table:table-row table:style-name="ro68">
          <table:table-cell/>
          <table:table-cell office:value-type="string">
            <text:p>Image Color To Mask</text:p>
          </table:table-cell>
          <table:table-cell office:value-type="string">
            <text:p>ImageColorToMask = '</text:p>
          </table:table-cell>
          <table:table-cell office:value-type="string">
            <text:p>Цвет изображения для маски'</text:p>
          </table:table-cell>
          <table:table-cell table:number-columns-repeated="1024"/>
        </table:table-row>
        <table:table-row table:style-name="ro69">
          <table:table-cell/>
          <table:table-cell office:value-type="string">
            <text:p>Solid Mask</text:p>
          </table:table-cell>
          <table:table-cell office:value-type="string">
            <text:p>SolidMask = '</text:p>
          </table:table-cell>
          <table:table-cell office:value-type="string">
            <text:p>Твердая маска'</text:p>
          </table:table-cell>
          <table:table-cell table:number-columns-repeated="1024"/>
        </table:table-row>
        <table:table-row table:style-name="ro70">
          <table:table-cell/>
          <table:table-cell office:value-type="string">
            <text:p>Invert Mask</text:p>
          </table:table-cell>
          <table:table-cell office:value-type="string">
            <text:p>InvertMask = '</text:p>
          </table:table-cell>
          <table:table-cell office:value-type="string">
            <text:p>Инвертировать маску'</text:p>
          </table:table-cell>
          <table:table-cell table:number-columns-repeated="1024"/>
        </table:table-row>
        <table:table-row table:style-name="ro71">
          <table:table-cell/>
          <table:table-cell office:value-type="string">
            <text:p>Crop Mask</text:p>
          </table:table-cell>
          <table:table-cell office:value-type="string">
            <text:p>CropMask = '</text:p>
          </table:table-cell>
          <table:table-cell office:value-type="string">
            <text:p>Обрезка Маски'</text:p>
          </table:table-cell>
          <table:table-cell table:number-columns-repeated="1024"/>
        </table:table-row>
        <table:table-row table:style-name="ro72">
          <table:table-cell/>
          <table:table-cell office:value-type="string">
            <text:p>Mask Composite</text:p>
          </table:table-cell>
          <table:table-cell office:value-type="string">
            <text:p>MaskComposite = '</text:p>
          </table:table-cell>
          <table:table-cell office:value-type="string">
            <text:p>Композитная маска'</text:p>
          </table:table-cell>
          <table:table-cell table:number-columns-repeated="1024"/>
        </table:table-row>
        <table:table-row table:style-name="ro73">
          <table:table-cell/>
          <table:table-cell office:value-type="string">
            <text:p>Feather Mask</text:p>
          </table:table-cell>
          <table:table-cell office:value-type="string">
            <text:p>FeatherMask= '</text:p>
          </table:table-cell>
          <table:table-cell office:value-type="string">
            <text:p>Маска с перьями'</text:p>
          </table:table-cell>
          <table:table-cell table:number-columns-repeated="1024"/>
        </table:table-row>
        <table:table-row table:style-name="ro74">
          <table:table-cell/>
          <table:table-cell office:value-type="string">
            <text:p>Grow Mask</text:p>
          </table:table-cell>
          <table:table-cell office:value-type="string">
            <text:p>GrowMask = '</text:p>
          </table:table-cell>
          <table:table-cell office:value-type="string">
            <text:p>Расти маску'</text:p>
          </table:table-cell>
          <table:table-cell table:number-columns-repeated="1024"/>
        </table:table-row>
        <table:table-row table:style-name="ro75">
          <table:table-cell/>
          <table:table-cell office:value-type="string">
            <text:p>VAE Decode Tiled</text:p>
          </table:table-cell>
          <table:table-cell office:value-type="string">
            <text:p>VAEDecodeTiled = '</text:p>
          </table:table-cell>
          <table:table-cell office:value-type="string">
            <text:p>VAE Декодирование плитки'</text:p>
          </table:table-cell>
          <table:table-cell table:number-columns-repeated="1024"/>
        </table:table-row>
        <table:table-row table:style-name="ro76">
          <table:table-cell/>
          <table:table-cell office:value-type="string">
            <text:p>VAE Encode Tiled</text:p>
          </table:table-cell>
          <table:table-cell office:value-type="string">
            <text:p>VAEEncodeTiled = '</text:p>
          </table:table-cell>
          <table:table-cell office:value-type="string">
            <text:p>VAE Кодирование Плитка'</text:p>
          </table:table-cell>
          <table:table-cell table:number-columns-repeated="1024"/>
        </table:table-row>
        <table:table-row table:style-name="ro77">
          <table:table-cell/>
          <table:table-cell office:value-type="string">
            <text:p>Tome Patch Model</text:p>
          </table:table-cell>
          <table:table-cell office:value-type="string">
            <text:p>TomePatchModel = '</text:p>
          </table:table-cell>
          <table:table-cell office:value-type="string">
            <text:p>Модель Tome Patch'</text:p>
          </table:table-cell>
          <table:table-cell table:number-columns-repeated="1024"/>
        </table:table-row>
        <table:table-row table:style-name="ro78">
          <table:table-cell/>
          <table:table-cell office:value-type="string">
            <text:p>Save Latent</text:p>
          </table:table-cell>
          <table:table-cell office:value-type="string">
            <text:p>SaveLatent = '</text:p>
          </table:table-cell>
          <table:table-cell office:value-type="string">
            <text:p>Сохранить скрытый'</text:p>
          </table:table-cell>
          <table:table-cell table:number-columns-repeated="1024"/>
        </table:table-row>
        <table:table-row table:style-name="ro79">
          <table:table-cell/>
          <table:table-cell office:value-type="string">
            <text:p>Load Latent</text:p>
          </table:table-cell>
          <table:table-cell office:value-type="string">
            <text:p>LoadLatent = '</text:p>
          </table:table-cell>
          <table:table-cell office:value-type="string">
            <text:p>Скрытая загрузка'</text:p>
          </table:table-cell>
          <table:table-cell table:number-columns-repeated="1024"/>
        </table:table-row>
        <table:table-row table:style-name="ro80">
          <table:table-cell/>
          <table:table-cell office:value-type="string">
            <text:p>Latent Blend</text:p>
          </table:table-cell>
          <table:table-cell office:value-type="string">
            <text:p>LatentBlend = '</text:p>
          </table:table-cell>
          <table:table-cell office:value-type="string">
            <text:p>Скрытая смесь'</text:p>
          </table:table-cell>
          <table:table-cell table:number-columns-repeated="1024"/>
        </table:table-row>
        <table:table-row table:style-name="ro81">
          <table:table-cell/>
          <table:table-cell office:value-type="string">
            <text:p>Diffusers Loader</text:p>
          </table:table-cell>
          <table:table-cell office:value-type="string">
            <text:p>DiffusersLoader = '</text:p>
          </table:table-cell>
          <table:table-cell office:value-type="string">
            <text:p>Диффузоры Загрузчик'</text:p>
          </table:table-cell>
          <table:table-cell table:number-columns-repeated="1024"/>
        </table:table-row>
        <table:table-row table:style-name="ro82">
          <table:table-cell/>
          <table:table-cell office:value-type="string">
            <text:p>CLIP Loader</text:p>
          </table:table-cell>
          <table:table-cell office:value-type="string">
            <text:p>CLIPLoader = '</text:p>
          </table:table-cell>
          <table:table-cell office:value-type="string">
            <text:p>Загрузчик CLIP'</text:p>
          </table:table-cell>
          <table:table-cell table:number-columns-repeated="1024"/>
        </table:table-row>
        <table:table-row table:style-name="ro83">
          <table:table-cell/>
          <table:table-cell office:value-type="string">
            <text:p>Checkpoint Loader</text:p>
          </table:table-cell>
          <table:table-cell office:value-type="string">
            <text:p>CheckpointLoader = '</text:p>
          </table:table-cell>
          <table:table-cell office:value-type="string">
            <text:p>Загрузчик контрольных точек'</text:p>
          </table:table-cell>
          <table:table-cell table:number-columns-repeated="1024"/>
        </table:table-row>
        <table:table-row table:style-name="ro84">
          <table:table-cell/>
          <table:table-cell office:value-type="string">
            <text:p>UNET Loader</text:p>
          </table:table-cell>
          <table:table-cell office:value-type="string">
            <text:p>UNETLoader = '</text:p>
          </table:table-cell>
          <table:table-cell office:value-type="string">
            <text:p>Загрузчик UNET'</text:p>
          </table:table-cell>
          <table:table-cell table:number-columns-repeated="1024"/>
        </table:table-row>
        <table:table-row table:style-name="ro85">
          <table:table-cell/>
          <table:table-cell office:value-type="string">
            <text:p>Dual CLIP Loader</text:p>
          </table:table-cell>
          <table:table-cell office:value-type="string">
            <text:p>DualCLIPLoader = '</text:p>
          </table:table-cell>
          <table:table-cell office:value-type="string">
            <text:p>Двойной загрузчик CLIP'</text:p>
          </table:table-cell>
          <table:table-cell table:number-columns-repeated="1024"/>
        </table:table-row>
        <table:table-row table:style-name="ro86">
          <table:table-cell/>
          <table:table-cell office:value-type="string">
            <text:p>Conditioning Zero Out</text:p>
          </table:table-cell>
          <table:table-cell office:value-type="string">
            <text:p>ConditioningZeroOut = '</text:p>
          </table:table-cell>
          <table:table-cell office:value-type="string">
            <text:p>Обусловливающий Нулевой Выход'</text:p>
          </table:table-cell>
          <table:table-cell table:number-columns-repeated="1024"/>
        </table:table-row>
        <table:table-row table:style-name="ro87">
          <table:table-cell/>
          <table:table-cell office:value-type="string">
            <text:p>Conditioning Set Timestep Range</text:p>
          </table:table-cell>
          <table:table-cell office:value-type="string">
            <text:p>ConditioningSetTimestepRange = '</text:p>
          </table:table-cell>
          <table:table-cell office:value-type="string">
            <text:p>Кондиционирование Установить Диапазон Временных Шагов'</text:p>
          </table:table-cell>
          <table:table-cell table:number-columns-repeated="1024"/>
        </table:table-row>
        <table:table-row table:style-name="ro88">
          <table:table-cell/>
          <table:table-cell office:value-type="string">
            <text:p>CLIP Text Encode SDXL</text:p>
          </table:table-cell>
          <table:table-cell office:value-type="string">
            <text:p>CLIPTextEncodeSDXL = '</text:p>
          </table:table-cell>
          <table:table-cell office:value-type="string">
            <text:p>Кодировка текста CLIP SDXL'</text:p>
          </table:table-cell>
          <table:table-cell table:number-columns-repeated="1024"/>
        </table:table-row>
        <table:table-row table:style-name="ro89">
          <table:table-cell/>
          <table:table-cell office:value-type="string">
            <text:p>CLIP Text Encode SDXL Refiner</text:p>
          </table:table-cell>
          <table:table-cell office:value-type="string">
            <text:p>CLIPTextEncodeSDXLRefiner = '</text:p>
          </table:table-cell>
          <table:table-cell office:value-type="string">
            <text:p>Кодировка текста CLIP SDXL Refiner'</text:p>
          </table:table-cell>
          <table:table-cell table:number-columns-repeated="1024"/>
        </table:table-row>
        <table:table-row table:style-name="ro90">
          <table:table-cell/>
          <table:table-cell office:value-type="string">
            <text:p>Model Merge Simple</text:p>
          </table:table-cell>
          <table:table-cell office:value-type="string">
            <text:p>ModelMergeSimple = '</text:p>
          </table:table-cell>
          <table:table-cell office:value-type="string">
            <text:p>Простое слияние моделей'</text:p>
          </table:table-cell>
          <table:table-cell table:number-columns-repeated="1024"/>
        </table:table-row>
        <table:table-row table:style-name="ro91">
          <table:table-cell/>
          <table:table-cell office:value-type="string">
            <text:p>Model Merge Blocs</text:p>
          </table:table-cell>
          <table:table-cell office:value-type="string">
            <text:p>ModelMergeBlocs = '</text:p>
          </table:table-cell>
          <table:table-cell office:value-type="string">
            <text:p>Блоки слияния моделей'</text:p>
          </table:table-cell>
          <table:table-cell table:number-columns-repeated="1024"/>
        </table:table-row>
        <table:table-row table:style-name="ro92">
          <table:table-cell/>
          <table:table-cell office:value-type="string">
            <text:p>Checkpoint Save</text:p>
          </table:table-cell>
          <table:table-cell office:value-type="string">
            <text:p>CheckpointSave = '</text:p>
          </table:table-cell>
          <table:table-cell office:value-type="string">
            <text:p>Контрольная точка Сохранить'</text:p>
          </table:table-cell>
          <table:table-cell table:number-columns-repeated="1024"/>
        </table:table-row>
        <table:table-row table:style-name="ro93">
          <table:table-cell/>
          <table:table-cell office:value-type="string">
            <text:p>CLIP Merge Simple</text:p>
          </table:table-cell>
          <table:table-cell office:value-type="string">
            <text:p>CLIPMergeSimple = '</text:p>
          </table:table-cell>
          <table:table-cell office:value-type="string">
            <text:p>Простое слияние CLIP'</text:p>
          </table:table-cell>
          <table:table-cell table:number-columns-repeated="1024"/>
        </table:table-row>
        <table:table-row table:style-name="ro94">
          <table:table-cell/>
          <table:table-cell office:value-type="string">
            <text:p>Model Merge Block Number</text:p>
          </table:table-cell>
          <table:table-cell office:value-type="string">
            <text:p>ModelMergeBlockNumber = '</text:p>
          </table:table-cell>
          <table:table-cell office:value-type="string">
            <text:p>Номер блока слияния модели'</text:p>
          </table:table-cell>
          <table:table-cell table:number-columns-repeated="1024"/>
        </table:table-row>
        <table:table-row table:style-name="ro95">
          <table:table-cell/>
          <table:table-cell office:value-type="string">
            <text:p>Model Merge SDXL</text:p>
          </table:table-cell>
          <table:table-cell office:value-type="string">
            <text:p>ModelMergeSDXL = '</text:p>
          </table:table-cell>
          <table:table-cell office:value-type="string">
            <text:p>Слияние моделей SDXL'</text:p>
          </table:table-cell>
          <table:table-cell table:number-columns-repeated="1024"/>
        </table:table-row>
        <table:table-row table:style-name="ro96">
          <table:table-cell/>
          <table:table-cell office:value-type="string">
            <text:p>Model Merge SDXL Transformers</text:p>
          </table:table-cell>
          <table:table-cell office:value-type="string">
            <text:p>ModelMergeSDXLTransformers = '</text:p>
          </table:table-cell>
          <table:table-cell office:value-type="string">
            <text:p>Модель слияния трансформаторов SDXL'</text:p>
          </table:table-cell>
          <table:table-cell table:number-columns-repeated="1024"/>
        </table:table-row>
        <table:table-row table:style-name="ro97">
          <table:table-cell/>
          <table:table-cell office:value-type="string">
            <text:p>Model Merge SDXL Detailed Transformers</text:p>
          </table:table-cell>
          <table:table-cell office:value-type="string">
            <text:p>ModelMergeSDXLDetailedTransformers = '</text:p>
          </table:table-cell>
          <table:table-cell table:style-name="ce5" office:value-type="string">
            <text:p>Модель Слияние детализированные трансформаторы SDXL'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8">
          <table:table-cell table:style-name="ce4" office:value-type="string">
            <text:p>Category</text:p>
          </table:table-cell>
          <table:table-cell table:number-columns-repeated="1024"/>
        </table:table-row>
        <table:table-row table:style-name="ro99">
          <table:table-cell/>
          <table:table-cell office:value-type="string">
            <text:p>utils</text:p>
          </table:table-cell>
          <table:table-cell office:value-type="string">
            <text:p>utils = '</text:p>
          </table:table-cell>
          <table:table-cell office:value-type="string">
            <text:p>Утилиты'</text:p>
          </table:table-cell>
          <table:table-cell table:number-columns-repeated="1024"/>
        </table:table-row>
        <table:table-row table:style-name="ro100">
          <table:table-cell/>
          <table:table-cell office:value-type="string">
            <text:p>sampling</text:p>
          </table:table-cell>
          <table:table-cell office:value-type="string">
            <text:p>sampling = '</text:p>
          </table:table-cell>
          <table:table-cell office:value-type="string">
            <text:p>Выборка'</text:p>
          </table:table-cell>
          <table:table-cell table:number-columns-repeated="1024"/>
        </table:table-row>
        <table:table-row table:style-name="ro101">
          <table:table-cell/>
          <table:table-cell office:value-type="string">
            <text:p>loaders</text:p>
          </table:table-cell>
          <table:table-cell office:value-type="string">
            <text:p>loaders = '</text:p>
          </table:table-cell>
          <table:table-cell office:value-type="string">
            <text:p>Погрузчики'</text:p>
          </table:table-cell>
          <table:table-cell table:number-columns-repeated="1024"/>
        </table:table-row>
        <table:table-row table:style-name="ro102">
          <table:table-cell/>
          <table:table-cell office:value-type="string">
            <text:p>conditioning</text:p>
          </table:table-cell>
          <table:table-cell office:value-type="string">
            <text:p>conditioning = '</text:p>
          </table:table-cell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103">
          <table:table-cell/>
          <table:table-cell office:value-type="string">
            <text:p>latent</text:p>
          </table:table-cell>
          <table:table-cell office:value-type="string">
            <text:p>latent = '</text:p>
          </table:table-cell>
          <table:table-cell office:value-type="string">
            <text:p>Скрытый, латентный'</text:p>
          </table:table-cell>
          <table:table-cell table:number-columns-repeated="1024"/>
        </table:table-row>
        <table:table-row table:style-name="ro104">
          <table:table-cell/>
          <table:table-cell office:value-type="string">
            <text:p>image</text:p>
          </table:table-cell>
          <table:table-cell office:value-type="string">
            <text:p>image = '</text:p>
          </table:table-cell>
          <table:table-cell office:value-type="string">
            <text:p>Изображение'</text:p>
          </table:table-cell>
          <table:table-cell table:number-columns-repeated="1024"/>
        </table:table-row>
        <table:table-row table:style-name="ro105">
          <table:table-cell/>
          <table:table-cell office:value-type="string">
            <text:p>mask</text:p>
          </table:table-cell>
          <table:table-cell office:value-type="string">
            <text:p>mask = '</text:p>
          </table:table-cell>
          <table:table-cell office:value-type="string">
            <text:p>Маска'</text:p>
          </table:table-cell>
          <table:table-cell table:number-columns-repeated="1024"/>
        </table:table-row>
        <table:table-row table:style-name="ro106">
          <table:table-cell/>
          <table:table-cell office:value-type="string">
            <text:p> for testing</text:p>
          </table:table-cell>
          <table:table-cell office:value-type="string">
            <text:p>_for_testing = '</text:p>
          </table:table-cell>
          <table:table-cell office:value-type="string">
            <text:p>Для тестирования'</text:p>
          </table:table-cell>
          <table:table-cell table:number-columns-repeated="1024"/>
        </table:table-row>
        <table:table-row table:style-name="ro107">
          <table:table-cell/>
          <table:table-cell office:value-type="string">
            <text:p>advanced</text:p>
          </table:table-cell>
          <table:table-cell office:value-type="string">
            <text:p>advanced = '</text:p>
          </table:table-cell>
          <table:table-cell office:value-type="string">
            <text:p>Передовой'</text:p>
          </table:table-cell>
          <table:table-cell table:number-columns-repeated="1024"/>
        </table:table-row>
        <table:table-row table:style-name="ro108">
          <table:table-cell/>
          <table:table-cell office:value-type="string">
            <text:p>arithmetic </text:p>
          </table:table-cell>
          <table:table-cell office:value-type="string">
            <text:p>arithmetic = '</text:p>
          </table:table-cell>
          <table:table-cell office:value-type="string">
            <text:p>Арифметика'</text:p>
          </table:table-cell>
          <table:table-cell table:number-columns-repeated="1024"/>
        </table:table-row>
        <table:table-row table:style-name="ro109">
          <table:table-cell/>
          <table:table-cell office:value-type="string">
            <text:p>model patches</text:p>
          </table:table-cell>
          <table:table-cell office:value-type="string">
            <text:p>model_patches = '</text:p>
          </table:table-cell>
          <table:table-cell office:value-type="string">
            <text:p>Патчи модели'</text:p>
          </table:table-cell>
          <table:table-cell table:number-columns-repeated="1024"/>
        </table:table-row>
        <table:table-row table:style-name="ro110">
          <table:table-cell/>
          <table:table-cell office:value-type="string">
            <text:p>language model</text:p>
          </table:table-cell>
          <table:table-cell office:value-type="string">
            <text:p>language_model = '</text:p>
          </table:table-cell>
          <table:table-cell office:value-type="string">
            <text:p>Языковая модель'</text:p>
          </table:table-cell>
          <table:table-cell table:number-columns-repeated="1024"/>
        </table:table-row>
        <table:table-row table:style-name="ro111">
          <table:table-cell/>
          <table:table-cell office:value-type="string">
            <text:p>api</text:p>
          </table:table-cell>
          <table:table-cell office:value-type="string">
            <text:p>api = '</text:p>
          </table:table-cell>
          <table:table-cell office:value-type="string">
            <text:p>API-копи'</text:p>
          </table:table-cell>
          <table:table-cell table:number-columns-repeated="1024"/>
        </table:table-row>
        <table:table-row table:style-name="ro112">
          <table:table-cell/>
          <table:table-cell office:value-type="string">
            <text:p>sd</text:p>
          </table:table-cell>
          <table:table-cell office:value-type="string">
            <text:p>sd = '</text:p>
          </table:table-cell>
          <table:table-cell office:value-type="string">
            <text:p>Сд'</text:p>
          </table:table-cell>
          <table:table-cell table:number-columns-repeated="1024"/>
        </table:table-row>
        <table:table-row table:style-name="ro113">
          <table:table-cell/>
          <table:table-cell office:value-type="string">
            <text:p>model</text:p>
          </table:table-cell>
          <table:table-cell office:value-type="string">
            <text:p>model= '</text:p>
          </table:table-cell>
          <table:table-cell office:value-type="string">
            <text:p>Модель, макет, схема'</text:p>
          </table:table-cell>
          <table:table-cell table:number-columns-repeated="1024"/>
        </table:table-row>
        <table:table-row table:style-name="ro114">
          <table:table-cell/>
          <table:table-cell/>
          <table:table-cell/>
          <table:table-cell/>
          <table:table-cell table:number-columns-repeated="1024"/>
        </table:table-row>
        <table:table-row table:style-name="ro115">
          <table:table-cell/>
          <table:table-cell/>
          <table:table-cell office:value-type="string">
            <text:p>[common]</text:p>
          </table:table-cell>
          <table:table-cell/>
          <table:table-cell table:number-columns-repeated="1024"/>
        </table:table-row>
        <table:table-row table:style-name="ro116">
          <table:table-cell/>
          <table:table-cell office:value-type="string">
            <text:p>samplers</text:p>
          </table:table-cell>
          <table:table-cell office:value-type="string">
            <text:p>samplers = '</text:p>
          </table:table-cell>
          <table:table-cell office:value-type="string">
            <text:p>Пробоотборники'</text:p>
          </table:table-cell>
          <table:table-cell table:number-columns-repeated="1024"/>
        </table:table-row>
        <table:table-row table:style-name="ro117">
          <table:table-cell/>
          <table:table-cell office:value-type="string">
            <text:p>schedulers</text:p>
          </table:table-cell>
          <table:table-cell office:value-type="string">
            <text:p>schedulers = '</text:p>
          </table:table-cell>
          <table:table-cell office:value-type="string">
            <text:p>Планировщики'</text:p>
          </table:table-cell>
          <table:table-cell table:number-columns-repeated="1024"/>
        </table:table-row>
        <table:table-row table:style-name="ro118">
          <table:table-cell/>
          <table:table-cell office:value-type="string">
            <text:p>sigmas</text:p>
          </table:table-cell>
          <table:table-cell office:value-type="string">
            <text:p>sigmas = '</text:p>
          </table:table-cell>
          <table:table-cell office:value-type="string">
            <text:p>Сигмы'</text:p>
          </table:table-cell>
          <table:table-cell table:number-columns-repeated="1024"/>
        </table:table-row>
        <table:table-row table:style-name="ro119">
          <table:table-cell/>
          <table:table-cell office:value-type="string">
            <text:p>guiders</text:p>
          </table:table-cell>
          <table:table-cell office:value-type="string">
            <text:p>guiders = '</text:p>
          </table:table-cell>
          <table:table-cell office:value-type="string">
            <text:p>Гиды'</text:p>
          </table:table-cell>
          <table:table-cell table:number-columns-repeated="1024"/>
        </table:table-row>
        <table:table-row table:style-name="ro120">
          <table:table-cell/>
          <table:table-cell office:value-type="string">
            <text:p>noise</text:p>
          </table:table-cell>
          <table:table-cell office:value-type="string">
            <text:p>noise = '</text:p>
          </table:table-cell>
          <table:table-cell office:value-type="string">
            <text:p>Шум'</text:p>
          </table:table-cell>
          <table:table-cell table:number-columns-repeated="1024"/>
        </table:table-row>
        <table:table-row table:style-name="ro121">
          <table:table-cell/>
          <table:table-cell office:value-type="string">
            <text:p>video models </text:p>
          </table:table-cell>
          <table:table-cell office:value-type="string">
            <text:p>video_models = '</text:p>
          </table:table-cell>
          <table:table-cell office:value-type="string">
            <text:p>Видеомодели'</text:p>
          </table:table-cell>
          <table:table-cell table:number-columns-repeated="1024"/>
        </table:table-row>
        <table:table-row table:style-name="ro122">
          <table:table-cell/>
          <table:table-cell office:value-type="string">
            <text:p>inpaint</text:p>
          </table:table-cell>
          <table:table-cell office:value-type="string">
            <text:p>inpaint = '</text:p>
          </table:table-cell>
          <table:table-cell office:value-type="string">
            <text:p>Inpaint'</text:p>
          </table:table-cell>
          <table:table-cell table:number-columns-repeated="1024"/>
        </table:table-row>
        <table:table-row table:style-name="ro123">
          <table:table-cell/>
          <table:table-cell office:value-type="string">
            <text:p>stable cascade</text:p>
          </table:table-cell>
          <table:table-cell office:value-type="string">
            <text:p>stable_cascade = '</text:p>
          </table:table-cell>
          <table:table-cell office:value-type="string">
            <text:p>Стабильный каскад'</text:p>
          </table:table-cell>
          <table:table-cell table:number-columns-repeated="1024"/>
        </table:table-row>
        <table:table-row table:style-name="ro124">
          <table:table-cell/>
          <table:table-cell office:value-type="string">
            <text:p>sd3</text:p>
          </table:table-cell>
          <table:table-cell office:value-type="string">
            <text:p>sd3 = '</text:p>
          </table:table-cell>
          <table:table-cell office:value-type="string">
            <text:p>Sd3'</text:p>
          </table:table-cell>
          <table:table-cell table:number-columns-repeated="1024"/>
        </table:table-row>
        <table:table-row table:style-name="ro125">
          <table:table-cell/>
          <table:table-cell office:value-type="string">
            <text:p>batch</text:p>
          </table:table-cell>
          <table:table-cell office:value-type="string">
            <text:p>batch = '</text:p>
          </table:table-cell>
          <table:table-cell office:value-type="string">
            <text:p>Выпечка'</text:p>
          </table:table-cell>
          <table:table-cell table:number-columns-repeated="1024"/>
        </table:table-row>
        <table:table-row table:style-name="ro126">
          <table:table-cell/>
          <table:table-cell office:value-type="string">
            <text:p>transform</text:p>
          </table:table-cell>
          <table:table-cell office:value-type="string">
            <text:p>transform = '</text:p>
          </table:table-cell>
          <table:table-cell office:value-type="string">
            <text:p>Преобразовывать, преобразовать'</text:p>
          </table:table-cell>
          <table:table-cell table:number-columns-repeated="1024"/>
        </table:table-row>
        <table:table-row table:style-name="ro127">
          <table:table-cell/>
          <table:table-cell office:value-type="string">
            <text:p>custom sampling</text:p>
          </table:table-cell>
          <table:table-cell office:value-type="string">
            <text:p>custom_sampling = '</text:p>
          </table:table-cell>
          <table:table-cell office:value-type="string">
            <text:p>Пользовательская выборка'</text:p>
          </table:table-cell>
          <table:table-cell table:number-columns-repeated="1024"/>
        </table:table-row>
        <table:table-row table:style-name="ro128">
          <table:table-cell/>
          <table:table-cell/>
          <table:table-cell/>
          <table:table-cell/>
          <table:table-cell table:number-columns-repeated="1024"/>
        </table:table-row>
        <table:table-row table:style-name="ro129">
          <table:table-cell/>
          <table:table-cell/>
          <table:table-cell office:value-type="string">
            <text:p>[sub_menus]</text:p>
          </table:table-cell>
          <table:table-cell/>
          <table:table-cell table:number-columns-repeated="1024"/>
        </table:table-row>
        <table:table-row table:style-name="ro130">
          <table:table-cell/>
          <table:table-cell office:value-type="string">
            <text:p>style model</text:p>
          </table:table-cell>
          <table:table-cell office:value-type="string">
            <text:p>style_model = '</text:p>
          </table:table-cell>
          <table:table-cell office:value-type="string">
            <text:p>Модель стиля'</text:p>
          </table:table-cell>
          <table:table-cell table:number-columns-repeated="1024"/>
        </table:table-row>
        <table:table-row table:style-name="ro131">
          <table:table-cell/>
          <table:table-cell table:style-name="ce5" office:value-type="string">
            <text:p>GLIGEN</text:p>
          </table:table-cell>
          <table:table-cell office:value-type="string">
            <text:p>gligen = '</text:p>
          </table:table-cell>
          <table:table-cell office:value-type="string">
            <text:p>GLIGEN'</text:p>
          </table:table-cell>
          <table:table-cell table:number-columns-repeated="1024"/>
        </table:table-row>
        <table:table-row table:style-name="ro132">
          <table:table-cell/>
          <table:table-cell office:value-type="string">
            <text:p>instructpix2pix</text:p>
          </table:table-cell>
          <table:table-cell office:value-type="string">
            <text:p>instructpix2pix = '</text:p>
          </table:table-cell>
          <table:table-cell office:value-type="string">
            <text:p>Instructpix2pix'</text:p>
          </table:table-cell>
          <table:table-cell table:number-columns-repeated="1024"/>
        </table:table-row>
        <table:table-row table:style-name="ro133">
          <table:table-cell/>
          <table:table-cell office:value-type="string">
            <text:p>upscale diffusion</text:p>
          </table:table-cell>
          <table:table-cell office:value-type="string">
            <text:p>upscale_diffusion = '</text:p>
          </table:table-cell>
          <table:table-cell office:value-type="string">
            <text:p>Высококлассная диффузия'</text:p>
          </table:table-cell>
          <table:table-cell table:number-columns-repeated="1024"/>
        </table:table-row>
        <table:table-row table:style-name="ro134">
          <table:table-cell/>
          <table:table-cell office:value-type="string">
            <text:p>3d models</text:p>
          </table:table-cell>
          <table:table-cell office:value-type="string">
            <text:p>3d_models = '</text:p>
          </table:table-cell>
          <table:table-cell office:value-type="string">
            <text:p>3d модели'</text:p>
          </table:table-cell>
          <table:table-cell table:number-columns-repeated="1024"/>
        </table:table-row>
        <table:table-row table:style-name="ro135">
          <table:table-cell/>
          <table:table-cell office:value-type="string">
            <text:p>upscaling</text:p>
          </table:table-cell>
          <table:table-cell office:value-type="string">
            <text:p>upscaling = '</text:p>
          </table:table-cell>
          <table:table-cell office:value-type="string">
            <text:p>Масштабирование в масштабе'</text:p>
          </table:table-cell>
          <table:table-cell table:number-columns-repeated="1024"/>
        </table:table-row>
        <table:table-row table:style-name="ro136">
          <table:table-cell/>
          <table:table-cell office:value-type="string">
            <text:p>postprocessing</text:p>
          </table:table-cell>
          <table:table-cell office:value-type="string">
            <text:p>postprocessing = '</text:p>
          </table:table-cell>
          <table:table-cell office:value-type="string">
            <text:p>Постобработка'</text:p>
          </table:table-cell>
          <table:table-cell table:number-columns-repeated="1024"/>
        </table:table-row>
        <table:table-row table:style-name="ro137">
          <table:table-cell/>
          <table:table-cell office:value-type="string">
            <text:p>preprocessors</text:p>
          </table:table-cell>
          <table:table-cell office:value-type="string">
            <text:p>preprocessors = '</text:p>
          </table:table-cell>
          <table:table-cell office:value-type="string">
            <text:p>Препроцессоры'</text:p>
          </table:table-cell>
          <table:table-cell table:number-columns-repeated="1024"/>
        </table:table-row>
        <table:table-row table:style-name="ro138">
          <table:table-cell/>
          <table:table-cell office:value-type="string">
            <text:p>animation</text:p>
          </table:table-cell>
          <table:table-cell office:value-type="string">
            <text:p>animation = '</text:p>
          </table:table-cell>
          <table:table-cell office:value-type="string">
            <text:p>Оживление'</text:p>
          </table:table-cell>
          <table:table-cell table:number-columns-repeated="1024"/>
        </table:table-row>
        <table:table-row table:style-name="ro139">
          <table:table-cell/>
          <table:table-cell office:value-type="string">
            <text:p>compositing</text:p>
          </table:table-cell>
          <table:table-cell office:value-type="string">
            <text:p>compositing = '</text:p>
          </table:table-cell>
          <table:table-cell office:value-type="string">
            <text:p>Композитоние'</text:p>
          </table:table-cell>
          <table:table-cell table:number-columns-repeated="1024"/>
        </table:table-row>
        <table:table-row table:style-name="ro140">
          <table:table-cell/>
          <table:table-cell office:value-type="string">
            <text:p>attention experiments</text:p>
          </table:table-cell>
          <table:table-cell office:value-type="string">
            <text:p>attention_experiments = '</text:p>
          </table:table-cell>
          <table:table-cell office:value-type="string">
            <text:p>Эксперименты с вниманием'</text:p>
          </table:table-cell>
          <table:table-cell table:number-columns-repeated="1024"/>
        </table:table-row>
        <table:table-row table:style-name="ro141">
          <table:table-cell/>
          <table:table-cell office:value-type="string">
            <text:p>audio</text:p>
          </table:table-cell>
          <table:table-cell office:value-type="string">
            <text:p>audio = '</text:p>
          </table:table-cell>
          <table:table-cell office:value-type="string">
            <text:p>Аудио'</text:p>
          </table:table-cell>
          <table:table-cell table:number-columns-repeated="1024"/>
        </table:table-row>
        <table:table-row table:style-name="ro142">
          <table:table-cell/>
          <table:table-cell office:value-type="string">
            <text:p>photomaker</text:p>
          </table:table-cell>
          <table:table-cell office:value-type="string">
            <text:p>photomaker = '</text:p>
          </table:table-cell>
          <table:table-cell office:value-type="string">
            <text:p>Фотомейкер'</text:p>
          </table:table-cell>
          <table:table-cell table:number-columns-repeated="1024"/>
        </table:table-row>
        <table:table-row table:style-name="ro143">
          <table:table-cell/>
          <table:table-cell office:value-type="string">
            <text:p>model merging</text:p>
          </table:table-cell>
          <table:table-cell office:value-type="string">
            <text:p>model_merging = '</text:p>
          </table:table-cell>
          <table:table-cell office:value-type="string">
            <text:p>Слияние модели'</text:p>
          </table:table-cell>
          <table:table-cell table:number-columns-repeated="1024"/>
        </table:table-row>
        <table:table-row table:style-name="ro144">
          <table:table-cell/>
          <table:table-cell office:value-type="string">
            <text:p>model specific </text:p>
          </table:table-cell>
          <table:table-cell office:value-type="string">
            <text:p>model_specific = '</text:p>
          </table:table-cell>
          <table:table-cell office:value-type="string">
            <text:p>Специфическая модель'</text:p>
          </table:table-cell>
          <table:table-cell table:number-columns-repeated="1024"/>
        </table:table-row>
        <table:table-row table:style-name="ro145">
          <table:table-cell/>
          <table:table-cell office:value-type="string">
            <text:p>cutoff</text:p>
          </table:table-cell>
          <table:table-cell office:value-type="string">
            <text:p>cutoff = '</text:p>
          </table:table-cell>
          <table:table-cell office:value-type="string">
            <text:p>Отсечение'</text:p>
          </table:table-cell>
          <table:table-cell table:number-columns-repeated="1024"/>
        </table:table-row>
        <table:table-row table:style-name="ro146">
          <table:table-cell/>
          <table:table-cell office:value-type="string">
            <text:p>openapi </text:p>
          </table:table-cell>
          <table:table-cell office:value-type="string">
            <text:p>openapi = '</text:p>
          </table:table-cell>
          <table:table-cell table:style-name="ce5" office:value-type="string">
            <text:p>Openapi'</text:p>
          </table:table-cell>
          <table:table-cell table:number-columns-repeated="1024"/>
        </table:table-row>
        <table:table-row table:style-name="ro147">
          <table:table-cell/>
          <table:table-cell/>
          <table:table-cell/>
          <table:table-cell table:number-columns-repeated="1024"/>
        </table:table-row>
        <table:table-row table:style-name="ro148">
          <table:table-cell table:style-name="ce4" office:value-type="string">
            <text:p>TerminalLabels</text:p>
          </table:table-cell>
          <table:table-cell table:number-columns-repeated="1024"/>
        </table:table-row>
        <table:table-row table:style-name="ro149">
          <table:table-cell/>
          <table:table-cell office:value-type="string">
            <text:p>inputs</text:p>
          </table:table-cell>
          <table:table-cell office:value-type="string">
            <text:p>inputs = '</text:p>
          </table:table-cell>
          <table:table-cell office:value-type="string">
            <text:p>Входные данные'</text:p>
          </table:table-cell>
          <table:table-cell table:number-columns-repeated="1024"/>
        </table:table-row>
        <table:table-row table:style-name="ro150">
          <table:table-cell/>
          <table:table-cell office:value-type="string">
            <text:p>outputs</text:p>
          </table:table-cell>
          <table:table-cell office:value-type="string">
            <text:p>outputs = '</text:p>
          </table:table-cell>
          <table:table-cell office:value-type="string">
            <text:p>Выходы'</text:p>
          </table:table-cell>
          <table:table-cell table:number-columns-repeated="1024"/>
        </table:table-row>
        <table:table-row table:style-name="ro151">
          <table:table-cell/>
          <table:table-cell office:value-type="string">
            <text:p>widgets</text:p>
          </table:table-cell>
          <table:table-cell office:value-type="string">
            <text:p>widgets = '</text:p>
          </table:table-cell>
          <table:table-cell office:value-type="string">
            <text:p>Виджеты'</text:p>
          </table:table-cell>
          <table:table-cell table:number-columns-repeated="1024"/>
        </table:table-row>
        <table:table-row table:style-name="ro152">
          <table:table-cell table:number-columns-repeated="2"/>
          <table:table-cell/>
          <table:table-cell/>
          <table:table-cell table:number-columns-repeated="1024"/>
        </table:table-row>
        <table:table-row table:style-name="ro153">
          <table:table-cell table:number-columns-repeated="2"/>
          <table:table-cell office:value-type="string">
            <text:p>[values]</text:p>
          </table:table-cell>
          <table:table-cell/>
          <table:table-cell table:number-columns-repeated="1024"/>
        </table:table-row>
        <table:table-row table:style-name="ro154">
          <table:table-cell/>
          <table:table-cell office:value-type="string">
            <text:p>fixed</text:p>
          </table:table-cell>
          <table:table-cell office:value-type="string">
            <text:p>fixed = '</text:p>
          </table:table-cell>
          <table:table-cell office:value-type="string">
            <text:p>Неподвижный, закреплённый, постоянный'</text:p>
          </table:table-cell>
          <table:table-cell table:number-columns-repeated="1024"/>
        </table:table-row>
        <table:table-row table:style-name="ro155">
          <table:table-cell/>
          <table:table-cell office:value-type="string">
            <text:p>randomize</text:p>
          </table:table-cell>
          <table:table-cell office:value-type="string">
            <text:p>randomize = '</text:p>
          </table:table-cell>
          <table:table-cell office:value-type="string">
            <text:p>Рандомизация'</text:p>
          </table:table-cell>
          <table:table-cell table:number-columns-repeated="1024"/>
        </table:table-row>
        <table:table-row table:style-name="ro156">
          <table:table-cell/>
          <table:table-cell office:value-type="string">
            <text:p>increment</text:p>
          </table:table-cell>
          <table:table-cell office:value-type="string">
            <text:p>increment = '</text:p>
          </table:table-cell>
          <table:table-cell office:value-type="string">
            <text:p>Рост, прирост'</text:p>
          </table:table-cell>
          <table:table-cell table:number-columns-repeated="1024"/>
        </table:table-row>
        <table:table-row table:style-name="ro157">
          <table:table-cell/>
          <table:table-cell office:value-type="string">
            <text:p>decrement</text:p>
          </table:table-cell>
          <table:table-cell office:value-type="string">
            <text:p>decrement = '</text:p>
          </table:table-cell>
          <table:table-cell office:value-type="string">
            <text:p>Уменьшение'</text:p>
          </table:table-cell>
          <table:table-cell table:number-columns-repeated="1024"/>
        </table:table-row>
        <table:table-row table:style-name="ro158">
          <table:table-cell/>
          <table:table-cell office:value-type="string">
            <text:p>nearest-exact</text:p>
          </table:table-cell>
          <table:table-cell office:value-type="string">
            <text:p>nearest-exact = '</text:p>
          </table:table-cell>
          <table:table-cell office:value-type="string">
            <text:p>Ближайший точно'</text:p>
          </table:table-cell>
          <table:table-cell table:number-columns-repeated="1024"/>
        </table:table-row>
        <table:table-row table:style-name="ro159">
          <table:table-cell/>
          <table:table-cell office:value-type="string">
            <text:p>bilinear</text:p>
          </table:table-cell>
          <table:table-cell office:value-type="string">
            <text:p>bilinear = '</text:p>
          </table:table-cell>
          <table:table-cell office:value-type="string">
            <text:p>Билинейный'</text:p>
          </table:table-cell>
          <table:table-cell table:number-columns-repeated="1024"/>
        </table:table-row>
        <table:table-row table:style-name="ro160">
          <table:table-cell/>
          <table:table-cell office:value-type="string">
            <text:p>area</text:p>
          </table:table-cell>
          <table:table-cell office:value-type="string">
            <text:p>area = '</text:p>
          </table:table-cell>
          <table:table-cell office:value-type="string">
            <text:p>Площадь'</text:p>
          </table:table-cell>
          <table:table-cell table:number-columns-repeated="1024"/>
        </table:table-row>
        <table:table-row table:style-name="ro161">
          <table:table-cell/>
          <table:table-cell office:value-type="string">
            <text:p>bislerp</text:p>
          </table:table-cell>
          <table:table-cell office:value-type="string">
            <text:p>bislerp = '</text:p>
          </table:table-cell>
          <table:table-cell office:value-type="string">
            <text:p>Бислерп'</text:p>
          </table:table-cell>
          <table:table-cell table:number-columns-repeated="1024"/>
        </table:table-row>
        <table:table-row table:style-name="ro162">
          <table:table-cell/>
          <table:table-cell office:value-type="string">
            <text:p>bicubic</text:p>
          </table:table-cell>
          <table:table-cell office:value-type="string">
            <text:p>bicubic = '</text:p>
          </table:table-cell>
          <table:table-cell office:value-type="string">
            <text:p>Бикубический'</text:p>
          </table:table-cell>
          <table:table-cell table:number-columns-repeated="1024"/>
        </table:table-row>
        <table:table-row table:style-name="ro163">
          <table:table-cell/>
          <table:table-cell office:value-type="string">
            <text:p>enabled</text:p>
          </table:table-cell>
          <table:table-cell office:value-type="string">
            <text:p>enabled = '</text:p>
          </table:table-cell>
          <table:table-cell office:value-type="string">
            <text:p>Включено'</text:p>
          </table:table-cell>
          <table:table-cell table:number-columns-repeated="1024"/>
        </table:table-row>
        <table:table-row table:style-name="ro164">
          <table:table-cell/>
          <table:table-cell office:value-type="string">
            <text:p>disabled</text:p>
          </table:table-cell>
          <table:table-cell office:value-type="string">
            <text:p>disabled = '</text:p>
          </table:table-cell>
          <table:table-cell office:value-type="string">
            <text:p>Инвалид'</text:p>
          </table:table-cell>
          <table:table-cell table:number-columns-repeated="1024"/>
        </table:table-row>
        <table:table-row table:style-name="ro165">
          <table:table-cell/>
          <table:table-cell office:value-type="string">
            <text:p>normal</text:p>
          </table:table-cell>
          <table:table-cell office:value-type="string">
            <text:p>normal = '</text:p>
          </table:table-cell>
          <table:table-cell office:value-type="string">
            <text:p>Нормальный'</text:p>
          </table:table-cell>
          <table:table-cell table:number-columns-repeated="1024"/>
        </table:table-row>
        <table:table-row table:style-name="ro166">
          <table:table-cell/>
          <table:table-cell office:value-type="string">
            <text:p>multiply</text:p>
          </table:table-cell>
          <table:table-cell office:value-type="string">
            <text:p>multiply = '</text:p>
          </table:table-cell>
          <table:table-cell office:value-type="string">
            <text:p>Умножать, умножить'</text:p>
          </table:table-cell>
          <table:table-cell table:number-columns-repeated="1024"/>
        </table:table-row>
        <table:table-row table:style-name="ro167">
          <table:table-cell/>
          <table:table-cell office:value-type="string">
            <text:p>screen</text:p>
          </table:table-cell>
          <table:table-cell office:value-type="string">
            <text:p>screen = '</text:p>
          </table:table-cell>
          <table:table-cell office:value-type="string">
            <text:p>Перегородка'</text:p>
          </table:table-cell>
          <table:table-cell table:number-columns-repeated="1024"/>
        </table:table-row>
        <table:table-row table:style-name="ro168">
          <table:table-cell/>
          <table:table-cell office:value-type="string">
            <text:p>overlay</text:p>
          </table:table-cell>
          <table:table-cell office:value-type="string">
            <text:p>overlay = '</text:p>
          </table:table-cell>
          <table:table-cell office:value-type="string">
            <text:p>Покрытие'</text:p>
          </table:table-cell>
          <table:table-cell table:number-columns-repeated="1024"/>
        </table:table-row>
        <table:table-row table:style-name="ro169">
          <table:table-cell/>
          <table:table-cell office:value-type="string">
            <text:p>soft light</text:p>
          </table:table-cell>
          <table:table-cell office:value-type="string">
            <text:p>soft_light = '</text:p>
          </table:table-cell>
          <table:table-cell office:value-type="string">
            <text:p>Мягкий свет'</text:p>
          </table:table-cell>
          <table:table-cell table:number-columns-repeated="1024"/>
        </table:table-row>
        <table:table-row table:style-name="ro170">
          <table:table-cell/>
          <table:table-cell office:value-type="string">
            <text:p>none</text:p>
          </table:table-cell>
          <table:table-cell office:value-type="string">
            <text:p>none = '</text:p>
          </table:table-cell>
          <table:table-cell office:value-type="string">
            <text:p>Никто'</text:p>
          </table:table-cell>
          <table:table-cell table:number-columns-repeated="1024"/>
        </table:table-row>
        <table:table-row table:style-name="ro171">
          <table:table-cell/>
          <table:table-cell office:value-type="string">
            <text:p>floyd-steinberg</text:p>
          </table:table-cell>
          <table:table-cell office:value-type="string">
            <text:p>floyd-steinberg = '</text:p>
          </table:table-cell>
          <table:table-cell office:value-type="string">
            <text:p>Флойд-Штайнберг'</text:p>
          </table:table-cell>
          <table:table-cell table:number-columns-repeated="1024"/>
        </table:table-row>
        <table:table-row table:style-name="ro172">
          <table:table-cell/>
          <table:table-cell office:value-type="string">
            <text:p>bayer-2</text:p>
          </table:table-cell>
          <table:table-cell office:value-type="string">
            <text:p>bayer-2 = '</text:p>
          </table:table-cell>
          <table:table-cell office:value-type="string">
            <text:p>Байер-2'</text:p>
          </table:table-cell>
          <table:table-cell table:number-columns-repeated="1024"/>
        </table:table-row>
        <table:table-row table:style-name="ro173">
          <table:table-cell/>
          <table:table-cell office:value-type="string">
            <text:p>bayer-4</text:p>
          </table:table-cell>
          <table:table-cell office:value-type="string">
            <text:p>bayer-4 = '</text:p>
          </table:table-cell>
          <table:table-cell office:value-type="string">
            <text:p>Байер-4'</text:p>
          </table:table-cell>
          <table:table-cell table:number-columns-repeated="1024"/>
        </table:table-row>
        <table:table-row table:style-name="ro174">
          <table:table-cell/>
          <table:table-cell office:value-type="string">
            <text:p>bayer-8</text:p>
          </table:table-cell>
          <table:table-cell office:value-type="string">
            <text:p>bayer-8 = '</text:p>
          </table:table-cell>
          <table:table-cell office:value-type="string">
            <text:p>Байер-8'</text:p>
          </table:table-cell>
          <table:table-cell table:number-columns-repeated="1024"/>
        </table:table-row>
        <table:table-row table:style-name="ro175">
          <table:table-cell/>
          <table:table-cell office:value-type="string">
            <text:p>bayer-16</text:p>
          </table:table-cell>
          <table:table-cell office:value-type="string">
            <text:p>bayer-16 = '</text:p>
          </table:table-cell>
          <table:table-cell office:value-type="string">
            <text:p>Байер-16'</text:p>
          </table:table-cell>
          <table:table-cell table:number-columns-repeated="1024"/>
        </table:table-row>
        <table:table-row table:style-name="ro176">
          <table:table-cell/>
          <table:table-cell office:value-type="string">
            <text:p>add</text:p>
          </table:table-cell>
          <table:table-cell office:value-type="string">
            <text:p>add = '</text:p>
          </table:table-cell>
          <table:table-cell office:value-type="string">
            <text:p>Прибавлять, прибавить'</text:p>
          </table:table-cell>
          <table:table-cell table:number-columns-repeated="1024"/>
        </table:table-row>
        <table:table-row table:style-name="ro177">
          <table:table-cell/>
          <table:table-cell office:value-type="string">
            <text:p>subtract</text:p>
          </table:table-cell>
          <table:table-cell office:value-type="string">
            <text:p>subtract = '</text:p>
          </table:table-cell>
          <table:table-cell office:value-type="string">
            <text:p>Вычитать, вычесть'</text:p>
          </table:table-cell>
          <table:table-cell table:number-columns-repeated="1024"/>
        </table:table-row>
        <table:table-row table:style-name="ro178">
          <table:table-cell/>
          <table:table-cell office:value-type="string">
            <text:p>and</text:p>
          </table:table-cell>
          <table:table-cell office:value-type="string">
            <text:p>and = '</text:p>
          </table:table-cell>
          <table:table-cell office:value-type="string">
            <text:p>И'</text:p>
          </table:table-cell>
          <table:table-cell table:number-columns-repeated="1024"/>
        </table:table-row>
        <table:table-row table:style-name="ro179">
          <table:table-cell/>
          <table:table-cell office:value-type="string">
            <text:p>or</text:p>
          </table:table-cell>
          <table:table-cell office:value-type="string">
            <text:p>or = '</text:p>
          </table:table-cell>
          <table:table-cell office:value-type="string">
            <text:p>Или'</text:p>
          </table:table-cell>
          <table:table-cell table:number-columns-repeated="1024"/>
        </table:table-row>
        <table:table-row table:style-name="ro180">
          <table:table-cell/>
          <table:table-cell office:value-type="string">
            <text:p>xor</text:p>
          </table:table-cell>
          <table:table-cell office:value-type="string">
            <text:p>xor = '</text:p>
          </table:table-cell>
          <table:table-cell office:value-type="string">
            <text:p>Xor'</text:p>
          </table:table-cell>
          <table:table-cell table:number-columns-repeated="1024"/>
        </table:table-row>
        <table:table-row table:style-name="ro181">
          <table:table-cell table:number-columns-repeated="2"/>
          <table:table-cell/>
          <table:table-cell/>
          <table:table-cell table:number-columns-repeated="1024"/>
        </table:table-row>
        <table:table-row table:style-name="ro182">
          <table:table-cell table:number-columns-repeated="2"/>
          <table:table-cell office:value-type="string">
            <text:p>[types]</text:p>
          </table:table-cell>
          <table:table-cell/>
          <table:table-cell table:number-columns-repeated="1024"/>
        </table:table-row>
        <table:table-row table:style-name="ro183">
          <table:table-cell/>
          <table:table-cell office:value-type="string">
            <text:p>model</text:p>
          </table:table-cell>
          <table:table-cell office:value-type="string">
            <text:p>model = '</text:p>
          </table:table-cell>
          <table:table-cell office:value-type="string">
            <text:p>Модель, макет, схема'</text:p>
          </table:table-cell>
          <table:table-cell table:number-columns-repeated="1024"/>
        </table:table-row>
        <table:table-row table:style-name="ro184">
          <table:table-cell/>
          <table:table-cell office:value-type="string">
            <text:p>clip</text:p>
          </table:table-cell>
          <table:table-cell office:value-type="string">
            <text:p>clip = '</text:p>
          </table:table-cell>
          <table:table-cell office:value-type="string">
            <text:p>Скрепка'</text:p>
          </table:table-cell>
          <table:table-cell table:number-columns-repeated="1024"/>
        </table:table-row>
        <table:table-row table:style-name="ro185">
          <table:table-cell/>
          <table:table-cell office:value-type="string">
            <text:p>vae</text:p>
          </table:table-cell>
          <table:table-cell office:value-type="string">
            <text:p>vae = '</text:p>
          </table:table-cell>
          <table:table-cell office:value-type="string">
            <text:p>Ваэ'</text:p>
          </table:table-cell>
          <table:table-cell table:number-columns-repeated="1024"/>
        </table:table-row>
        <table:table-row table:style-name="ro186">
          <table:table-cell/>
          <table:table-cell office:value-type="string">
            <text:p>conditioning</text:p>
          </table:table-cell>
          <table:table-cell office:value-type="string">
            <text:p>conditioning = '</text:p>
          </table:table-cell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187">
          <table:table-cell/>
          <table:table-cell office:value-type="string">
            <text:p>positive</text:p>
          </table:table-cell>
          <table:table-cell office:value-type="string">
            <text:p>positive = '</text:p>
          </table:table-cell>
          <table:table-cell office:value-type="string">
            <text:p>Положительная степень'</text:p>
          </table:table-cell>
          <table:table-cell table:number-columns-repeated="1024"/>
        </table:table-row>
        <table:table-row table:style-name="ro188">
          <table:table-cell/>
          <table:table-cell office:value-type="string">
            <text:p>negative</text:p>
          </table:table-cell>
          <table:table-cell office:value-type="string">
            <text:p>negative = '</text:p>
          </table:table-cell>
          <table:table-cell office:value-type="string">
            <text:p>Отрицание'</text:p>
          </table:table-cell>
          <table:table-cell table:number-columns-repeated="1024"/>
        </table:table-row>
        <table:table-row table:style-name="ro189">
          <table:table-cell/>
          <table:table-cell office:value-type="string">
            <text:p>latent</text:p>
          </table:table-cell>
          <table:table-cell office:value-type="string">
            <text:p>latent = '</text:p>
          </table:table-cell>
          <table:table-cell office:value-type="string">
            <text:p>Скрытый, латентный'</text:p>
          </table:table-cell>
          <table:table-cell table:number-columns-repeated="1024"/>
        </table:table-row>
        <table:table-row table:style-name="ro190">
          <table:table-cell/>
          <table:table-cell office:value-type="string">
            <text:p>latent image</text:p>
          </table:table-cell>
          <table:table-cell office:value-type="string">
            <text:p>latent_image = '</text:p>
          </table:table-cell>
          <table:table-cell office:value-type="string">
            <text:p>Скрытое изображение'</text:p>
          </table:table-cell>
          <table:table-cell table:number-columns-repeated="1024"/>
        </table:table-row>
        <table:table-row table:style-name="ro191">
          <table:table-cell/>
          <table:table-cell office:value-type="string">
            <text:p>samples</text:p>
          </table:table-cell>
          <table:table-cell office:value-type="string">
            <text:p>samples = '</text:p>
          </table:table-cell>
          <table:table-cell office:value-type="string">
            <text:p>Образцы'</text:p>
          </table:table-cell>
          <table:table-cell table:number-columns-repeated="1024"/>
        </table:table-row>
        <table:table-row table:style-name="ro192">
          <table:table-cell/>
          <table:table-cell office:value-type="string">
            <text:p>image</text:p>
          </table:table-cell>
          <table:table-cell office:value-type="string">
            <text:p>image = '</text:p>
          </table:table-cell>
          <table:table-cell office:value-type="string">
            <text:p>Изображение'</text:p>
          </table:table-cell>
          <table:table-cell table:number-columns-repeated="1024"/>
        </table:table-row>
        <table:table-row table:style-name="ro193">
          <table:table-cell/>
          <table:table-cell office:value-type="string">
            <text:p>seed</text:p>
          </table:table-cell>
          <table:table-cell office:value-type="string">
            <text:p>seed = '</text:p>
          </table:table-cell>
          <table:table-cell office:value-type="string">
            <text:p>Семя'</text:p>
          </table:table-cell>
          <table:table-cell table:number-columns-repeated="1024"/>
        </table:table-row>
        <table:table-row table:style-name="ro194">
          <table:table-cell/>
          <table:table-cell office:value-type="string">
            <text:p>steps</text:p>
          </table:table-cell>
          <table:table-cell office:value-type="string">
            <text:p>steps = '</text:p>
          </table:table-cell>
          <table:table-cell office:value-type="string">
            <text:p>Шаги'</text:p>
          </table:table-cell>
          <table:table-cell table:number-columns-repeated="1024"/>
        </table:table-row>
        <table:table-row table:style-name="ro195">
          <table:table-cell/>
          <table:table-cell office:value-type="string">
            <text:p>cfg</text:p>
          </table:table-cell>
          <table:table-cell office:value-type="string">
            <text:p>cfg = '</text:p>
          </table:table-cell>
          <table:table-cell office:value-type="string">
            <text:p>Cfg'</text:p>
          </table:table-cell>
          <table:table-cell table:number-columns-repeated="1024"/>
        </table:table-row>
        <table:table-row table:style-name="ro196">
          <table:table-cell/>
          <table:table-cell office:value-type="string">
            <text:p>sampler name</text:p>
          </table:table-cell>
          <table:table-cell office:value-type="string">
            <text:p>sampler_name = '</text:p>
          </table:table-cell>
          <table:table-cell office:value-type="string">
            <text:p>Имя пробоотборника'</text:p>
          </table:table-cell>
          <table:table-cell table:number-columns-repeated="1024"/>
        </table:table-row>
        <table:table-row table:style-name="ro197">
          <table:table-cell/>
          <table:table-cell office:value-type="string">
            <text:p>scheduler</text:p>
          </table:table-cell>
          <table:table-cell office:value-type="string">
            <text:p>scheduler = '</text:p>
          </table:table-cell>
          <table:table-cell office:value-type="string">
            <text:p>Планировщик'</text:p>
          </table:table-cell>
          <table:table-cell table:number-columns-repeated="1024"/>
        </table:table-row>
        <table:table-row table:style-name="ro198">
          <table:table-cell/>
          <table:table-cell office:value-type="string">
            <text:p>denoise</text:p>
          </table:table-cell>
          <table:table-cell office:value-type="string">
            <text:p>denoise = '</text:p>
          </table:table-cell>
          <table:table-cell office:value-type="string">
            <text:p>Шумоподавление'</text:p>
          </table:table-cell>
          <table:table-cell table:number-columns-repeated="1024"/>
        </table:table-row>
        <table:table-row table:style-name="ro199">
          <table:table-cell/>
          <table:table-cell office:value-type="string">
            <text:p>add noise</text:p>
          </table:table-cell>
          <table:table-cell office:value-type="string">
            <text:p>add_noise = '</text:p>
          </table:table-cell>
          <table:table-cell office:value-type="string">
            <text:p>Добавить шума'</text:p>
          </table:table-cell>
          <table:table-cell table:number-columns-repeated="1024"/>
        </table:table-row>
        <table:table-row table:style-name="ro200">
          <table:table-cell/>
          <table:table-cell office:value-type="string">
            <text:p>noise seed</text:p>
          </table:table-cell>
          <table:table-cell office:value-type="string">
            <text:p>noise_seed = '</text:p>
          </table:table-cell>
          <table:table-cell office:value-type="string">
            <text:p>Шумовое семя'</text:p>
          </table:table-cell>
          <table:table-cell table:number-columns-repeated="1024"/>
        </table:table-row>
        <table:table-row table:style-name="ro201">
          <table:table-cell/>
          <table:table-cell office:value-type="string">
            <text:p>control after generate</text:p>
          </table:table-cell>
          <table:table-cell office:value-type="string">
            <text:p>control_after_generate = '</text:p>
          </table:table-cell>
          <table:table-cell office:value-type="string">
            <text:p>Контроль после генерации'</text:p>
          </table:table-cell>
          <table:table-cell table:number-columns-repeated="1024"/>
        </table:table-row>
        <table:table-row table:style-name="ro202">
          <table:table-cell/>
          <table:table-cell office:value-type="string">
            <text:p>return with leftover noise</text:p>
          </table:table-cell>
          <table:table-cell office:value-type="string">
            <text:p>return_with_leftover_noise = '</text:p>
          </table:table-cell>
          <table:table-cell office:value-type="string">
            <text:p>Вернуться с остаточным шумом'</text:p>
          </table:table-cell>
          <table:table-cell table:number-columns-repeated="1024"/>
        </table:table-row>
        <table:table-row table:style-name="ro203">
          <table:table-cell/>
          <table:table-cell office:value-type="string">
            <text:p>start at step</text:p>
          </table:table-cell>
          <table:table-cell office:value-type="string">
            <text:p>start_at_step = '</text:p>
          </table:table-cell>
          <table:table-cell office:value-type="string">
            <text:p>Начать с шага'</text:p>
          </table:table-cell>
          <table:table-cell table:number-columns-repeated="1024"/>
        </table:table-row>
        <table:table-row table:style-name="ro204">
          <table:table-cell/>
          <table:table-cell office:value-type="string">
            <text:p>end at step</text:p>
          </table:table-cell>
          <table:table-cell office:value-type="string">
            <text:p>end_at_step = '</text:p>
          </table:table-cell>
          <table:table-cell office:value-type="string">
            <text:p>Конец на шаге'</text:p>
          </table:table-cell>
          <table:table-cell table:number-columns-repeated="1024"/>
        </table:table-row>
        <table:table-row table:style-name="ro205">
          <table:table-cell/>
          <table:table-cell office:value-type="string">
            <text:p>ckpt name</text:p>
          </table:table-cell>
          <table:table-cell office:value-type="string">
            <text:p>ckpt_name = '</text:p>
          </table:table-cell>
          <table:table-cell office:value-type="string">
            <text:p>Имя ckpt'</text:p>
          </table:table-cell>
          <table:table-cell table:number-columns-repeated="1024"/>
        </table:table-row>
        <table:table-row table:style-name="ro206">
          <table:table-cell/>
          <table:table-cell office:value-type="string">
            <text:p>vae name</text:p>
          </table:table-cell>
          <table:table-cell office:value-type="string">
            <text:p>vae_name = '</text:p>
          </table:table-cell>
          <table:table-cell office:value-type="string">
            <text:p>Имя vae'</text:p>
          </table:table-cell>
          <table:table-cell table:number-columns-repeated="1024"/>
        </table:table-row>
        <table:table-row table:style-name="ro207">
          <table:table-cell/>
          <table:table-cell office:value-type="string">
            <text:p>pixels</text:p>
          </table:table-cell>
          <table:table-cell office:value-type="string">
            <text:p>pixels = '</text:p>
          </table:table-cell>
          <table:table-cell office:value-type="string">
            <text:p>Пиксели'</text:p>
          </table:table-cell>
          <table:table-cell table:number-columns-repeated="1024"/>
        </table:table-row>
        <table:table-row table:style-name="ro208">
          <table:table-cell/>
          <table:table-cell office:value-type="string">
            <text:p>mask</text:p>
          </table:table-cell>
          <table:table-cell office:value-type="string">
            <text:p>mask = '</text:p>
          </table:table-cell>
          <table:table-cell office:value-type="string">
            <text:p>Маска'</text:p>
          </table:table-cell>
          <table:table-cell table:number-columns-repeated="1024"/>
        </table:table-row>
        <table:table-row table:style-name="ro209">
          <table:table-cell/>
          <table:table-cell office:value-type="string">
            <text:p>lora name</text:p>
          </table:table-cell>
          <table:table-cell office:value-type="string">
            <text:p>lora_name = '</text:p>
          </table:table-cell>
          <table:table-cell office:value-type="string">
            <text:p>Имя Лоры'</text:p>
          </table:table-cell>
          <table:table-cell table:number-columns-repeated="1024"/>
        </table:table-row>
        <table:table-row table:style-name="ro210">
          <table:table-cell/>
          <table:table-cell office:value-type="string">
            <text:p>strength model</text:p>
          </table:table-cell>
          <table:table-cell office:value-type="string">
            <text:p>strength_model = '</text:p>
          </table:table-cell>
          <table:table-cell office:value-type="string">
            <text:p>Модель прочности'</text:p>
          </table:table-cell>
          <table:table-cell table:number-columns-repeated="1024"/>
        </table:table-row>
        <table:table-row table:style-name="ro211">
          <table:table-cell/>
          <table:table-cell office:value-type="string">
            <text:p>strength clip</text:p>
          </table:table-cell>
          <table:table-cell office:value-type="string">
            <text:p>strength_clip = '</text:p>
          </table:table-cell>
          <table:table-cell office:value-type="string">
            <text:p>Прочный зажим'</text:p>
          </table:table-cell>
          <table:table-cell table:number-columns-repeated="1024"/>
        </table:table-row>
        <table:table-row table:style-name="ro212">
          <table:table-cell/>
          <table:table-cell office:value-type="string">
            <text:p>clip name</text:p>
          </table:table-cell>
          <table:table-cell office:value-type="string">
            <text:p>clip_name = '</text:p>
          </table:table-cell>
          <table:table-cell office:value-type="string">
            <text:p>Название клипа'</text:p>
          </table:table-cell>
          <table:table-cell table:number-columns-repeated="1024"/>
        </table:table-row>
        <table:table-row table:style-name="ro213">
          <table:table-cell/>
          <table:table-cell office:value-type="string">
            <text:p>control net</text:p>
          </table:table-cell>
          <table:table-cell office:value-type="string">
            <text:p>control_net = '</text:p>
          </table:table-cell>
          <table:table-cell office:value-type="string">
            <text:p>Контрольная сеть'</text:p>
          </table:table-cell>
          <table:table-cell table:number-columns-repeated="1024"/>
        </table:table-row>
        <table:table-row table:style-name="ro214">
          <table:table-cell/>
          <table:table-cell office:value-type="string">
            <text:p>control net name</text:p>
          </table:table-cell>
          <table:table-cell office:value-type="string">
            <text:p>control_net_name = '</text:p>
          </table:table-cell>
          <table:table-cell office:value-type="string">
            <text:p>Контрольное имя сети'</text:p>
          </table:table-cell>
          <table:table-cell table:number-columns-repeated="1024"/>
        </table:table-row>
        <table:table-row table:style-name="ro215">
          <table:table-cell/>
          <table:table-cell office:value-type="string">
            <text:p>clip vision</text:p>
          </table:table-cell>
          <table:table-cell office:value-type="string">
            <text:p>clip_vision = '</text:p>
          </table:table-cell>
          <table:table-cell office:value-type="string">
            <text:p>Клип-видение'</text:p>
          </table:table-cell>
          <table:table-cell table:number-columns-repeated="1024"/>
        </table:table-row>
        <table:table-row table:style-name="ro216">
          <table:table-cell/>
          <table:table-cell office:value-type="string">
            <text:p>style model</text:p>
          </table:table-cell>
          <table:table-cell office:value-type="string">
            <text:p>style_model = '</text:p>
          </table:table-cell>
          <table:table-cell office:value-type="string">
            <text:p>Модель стиля'</text:p>
          </table:table-cell>
          <table:table-cell table:number-columns-repeated="1024"/>
        </table:table-row>
        <table:table-row table:style-name="ro217">
          <table:table-cell/>
          <table:table-cell office:value-type="string">
            <text:p>style model name</text:p>
          </table:table-cell>
          <table:table-cell office:value-type="string">
            <text:p>style_model_name = '</text:p>
          </table:table-cell>
          <table:table-cell office:value-type="string">
            <text:p>Имя модели стиля'</text:p>
          </table:table-cell>
          <table:table-cell table:number-columns-repeated="1024"/>
        </table:table-row>
        <table:table-row table:style-name="ro218">
          <table:table-cell/>
          <table:table-cell office:value-type="string">
            <text:p>gligen name</text:p>
          </table:table-cell>
          <table:table-cell office:value-type="string">
            <text:p>gligen_name = '</text:p>
          </table:table-cell>
          <table:table-cell office:value-type="string">
            <text:p>Имя Глигена'</text:p>
          </table:table-cell>
          <table:table-cell table:number-columns-repeated="1024"/>
        </table:table-row>
        <table:table-row table:style-name="ro219">
          <table:table-cell/>
          <table:table-cell office:value-type="string">
            <text:p>gligen</text:p>
          </table:table-cell>
          <table:table-cell office:value-type="string">
            <text:p>gligen = '</text:p>
          </table:table-cell>
          <table:table-cell office:value-type="string">
            <text:p>Глиген'</text:p>
          </table:table-cell>
          <table:table-cell table:number-columns-repeated="1024"/>
        </table:table-row>
        <table:table-row table:style-name="ro220">
          <table:table-cell/>
          <table:table-cell office:value-type="string">
            <text:p>model name</text:p>
          </table:table-cell>
          <table:table-cell office:value-type="string">
            <text:p>model_name = '</text:p>
          </table:table-cell>
          <table:table-cell office:value-type="string">
            <text:p>Название модели'</text:p>
          </table:table-cell>
          <table:table-cell table:number-columns-repeated="1024"/>
        </table:table-row>
        <table:table-row table:style-name="ro221">
          <table:table-cell/>
          <table:table-cell office:value-type="string">
            <text:p>upscale model</text:p>
          </table:table-cell>
          <table:table-cell office:value-type="string">
            <text:p>upscale_model = '</text:p>
          </table:table-cell>
          <table:table-cell office:value-type="string">
            <text:p>Высококлассная модель'</text:p>
          </table:table-cell>
          <table:table-cell table:number-columns-repeated="1024"/>
        </table:table-row>
        <table:table-row table:style-name="ro222">
          <table:table-cell/>
          <table:table-cell office:value-type="string">
            <text:p>hypernetwork name</text:p>
          </table:table-cell>
          <table:table-cell office:value-type="string">
            <text:p>hypernetwork_name = '</text:p>
          </table:table-cell>
          <table:table-cell office:value-type="string">
            <text:p>Имя гиперсети'</text:p>
          </table:table-cell>
          <table:table-cell table:number-columns-repeated="1024"/>
        </table:table-row>
        <table:table-row table:style-name="ro223">
          <table:table-cell/>
          <table:table-cell office:value-type="string">
            <text:p>strength</text:p>
          </table:table-cell>
          <table:table-cell office:value-type="string">
            <text:p>strength = '</text:p>
          </table:table-cell>
          <table:table-cell office:value-type="string">
            <text:p>Сила'</text:p>
          </table:table-cell>
          <table:table-cell table:number-columns-repeated="1024"/>
        </table:table-row>
        <table:table-row table:style-name="ro224">
          <table:table-cell/>
          <table:table-cell office:value-type="string">
            <text:p>clip vision output</text:p>
          </table:table-cell>
          <table:table-cell office:value-type="string">
            <text:p>clip_vision_output = '</text:p>
          </table:table-cell>
          <table:table-cell office:value-type="string">
            <text:p>Выход клип-видения'</text:p>
          </table:table-cell>
          <table:table-cell table:number-columns-repeated="1024"/>
        </table:table-row>
        <table:table-row table:style-name="ro225">
          <table:table-cell/>
          <table:table-cell office:value-type="string">
            <text:p>conditioning to</text:p>
          </table:table-cell>
          <table:table-cell office:value-type="string">
            <text:p>conditioning_to = '</text:p>
          </table:table-cell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226">
          <table:table-cell/>
          <table:table-cell office:value-type="string">
            <text:p>conditioning from</text:p>
          </table:table-cell>
          <table:table-cell office:value-type="string">
            <text:p>conditioning_from = '</text:p>
          </table:table-cell>
          <table:table-cell office:value-type="string">
            <text:p>Кондиционирование от'</text:p>
          </table:table-cell>
          <table:table-cell table:number-columns-repeated="1024"/>
        </table:table-row>
        <table:table-row table:style-name="ro227">
          <table:table-cell/>
          <table:table-cell office:value-type="string">
            <text:p>conditioning to strength</text:p>
          </table:table-cell>
          <table:table-cell office:value-type="string">
            <text:p>conditioning_to_strength = '</text:p>
          </table:table-cell>
          <table:table-cell office:value-type="string">
            <text:p>Кондиционирование к силе'</text:p>
          </table:table-cell>
          <table:table-cell table:number-columns-repeated="1024"/>
        </table:table-row>
        <table:table-row table:style-name="ro228">
          <table:table-cell/>
          <table:table-cell office:value-type="string">
            <text:p>conditioning 1</text:p>
          </table:table-cell>
          <table:table-cell office:value-type="string">
            <text:p>conditioning_1 = '</text:p>
          </table:table-cell>
          <table:table-cell office:value-type="string">
            <text:p>Кондиционирование 1'</text:p>
          </table:table-cell>
          <table:table-cell table:number-columns-repeated="1024"/>
        </table:table-row>
        <table:table-row table:style-name="ro229">
          <table:table-cell/>
          <table:table-cell office:value-type="string">
            <text:p>conditioning 2</text:p>
          </table:table-cell>
          <table:table-cell office:value-type="string">
            <text:p>conditioning_2 = '</text:p>
          </table:table-cell>
          <table:table-cell office:value-type="string">
            <text:p>Кондиционирование 2'</text:p>
          </table:table-cell>
          <table:table-cell table:number-columns-repeated="1024"/>
        </table:table-row>
        <table:table-row table:style-name="ro230">
          <table:table-cell/>
          <table:table-cell office:value-type="string">
            <text:p>gligen textbox model</text:p>
          </table:table-cell>
          <table:table-cell office:value-type="string">
            <text:p>gligen_textbox_model = '</text:p>
          </table:table-cell>
          <table:table-cell office:value-type="string">
            <text:p>Модель текстового поля gligen'</text:p>
          </table:table-cell>
          <table:table-cell table:number-columns-repeated="1024"/>
        </table:table-row>
        <table:table-row table:style-name="ro231">
          <table:table-cell/>
          <table:table-cell office:value-type="string">
            <text:p>text</text:p>
          </table:table-cell>
          <table:table-cell office:value-type="string">
            <text:p>text = '</text:p>
          </table:table-cell>
          <table:table-cell office:value-type="string">
            <text:p>Текст'</text:p>
          </table:table-cell>
          <table:table-cell table:number-columns-repeated="1024"/>
        </table:table-row>
        <table:table-row table:style-name="ro232">
          <table:table-cell/>
          <table:table-cell office:value-type="string">
            <text:p>width</text:p>
          </table:table-cell>
          <table:table-cell office:value-type="string">
            <text:p>width = '</text:p>
          </table:table-cell>
          <table:table-cell office:value-type="string">
            <text:p>Ширина'</text:p>
          </table:table-cell>
          <table:table-cell table:number-columns-repeated="1024"/>
        </table:table-row>
        <table:table-row table:style-name="ro233">
          <table:table-cell/>
          <table:table-cell office:value-type="string">
            <text:p>height</text:p>
          </table:table-cell>
          <table:table-cell office:value-type="string">
            <text:p>height = '</text:p>
          </table:table-cell>
          <table:table-cell office:value-type="string">
            <text:p>Высота'</text:p>
          </table:table-cell>
          <table:table-cell table:number-columns-repeated="1024"/>
        </table:table-row>
        <table:table-row table:style-name="ro234">
          <table:table-cell/>
          <table:table-cell office:value-type="string">
            <text:p>length</text:p>
          </table:table-cell>
          <table:table-cell office:value-type="string">
            <text:p>length = '</text:p>
          </table:table-cell>
          <table:table-cell office:value-type="string">
            <text:p>Длина'</text:p>
          </table:table-cell>
          <table:table-cell table:number-columns-repeated="1024"/>
        </table:table-row>
        <table:table-row table:style-name="ro235">
          <table:table-cell/>
          <table:table-cell office:value-type="string">
            <text:p>x</text:p>
          </table:table-cell>
          <table:table-cell office:value-type="string">
            <text:p>x = '</text:p>
          </table:table-cell>
          <table:table-cell office:value-type="string">
            <text:p>Х, икс'</text:p>
          </table:table-cell>
          <table:table-cell table:number-columns-repeated="1024"/>
        </table:table-row>
        <table:table-row table:style-name="ro236">
          <table:table-cell/>
          <table:table-cell office:value-type="string">
            <text:p>y</text:p>
          </table:table-cell>
          <table:table-cell office:value-type="string">
            <text:p>y = '</text:p>
          </table:table-cell>
          <table:table-cell office:value-type="string">
            <text:p>Игрек'</text:p>
          </table:table-cell>
          <table:table-cell table:number-columns-repeated="1024"/>
        </table:table-row>
        <table:table-row table:style-name="ro237">
          <table:table-cell/>
          <table:table-cell office:value-type="string">
            <text:p>stop at clip layer</text:p>
          </table:table-cell>
          <table:table-cell office:value-type="string">
            <text:p>stop_at_clip_layer = '</text:p>
          </table:table-cell>
          <table:table-cell office:value-type="string">
            <text:p>Остановка на слое клипа'</text:p>
          </table:table-cell>
          <table:table-cell table:number-columns-repeated="1024"/>
        </table:table-row>
        <table:table-row table:style-name="ro238">
          <table:table-cell/>
          <table:table-cell office:value-type="string">
            <text:p>set cond area</text:p>
          </table:table-cell>
          <table:table-cell office:value-type="string">
            <text:p>set_cond_area = '</text:p>
          </table:table-cell>
          <table:table-cell office:value-type="string">
            <text:p>Установить площадь конда'</text:p>
          </table:table-cell>
          <table:table-cell table:number-columns-repeated="1024"/>
        </table:table-row>
        <table:table-row table:style-name="ro239">
          <table:table-cell/>
          <table:table-cell office:value-type="string">
            <text:p>default</text:p>
          </table:table-cell>
          <table:table-cell office:value-type="string">
            <text:p>default = '</text:p>
          </table:table-cell>
          <table:table-cell office:value-type="string">
            <text:p>Отсутствие, недостаток'</text:p>
          </table:table-cell>
          <table:table-cell table:number-columns-repeated="1024"/>
        </table:table-row>
        <table:table-row table:style-name="ro240">
          <table:table-cell/>
          <table:table-cell office:value-type="string">
            <text:p>mask bounds</text:p>
          </table:table-cell>
          <table:table-cell office:value-type="string">
            <text:p>mask_bounds = '</text:p>
          </table:table-cell>
          <table:table-cell office:value-type="string">
            <text:p>Границы маски'</text:p>
          </table:table-cell>
          <table:table-cell table:number-columns-repeated="1024"/>
        </table:table-row>
        <table:table-row table:style-name="ro241">
          <table:table-cell/>
          <table:table-cell office:value-type="string">
            <text:p>noise augmentation</text:p>
          </table:table-cell>
          <table:table-cell office:value-type="string">
            <text:p>noise_augmentation = '</text:p>
          </table:table-cell>
          <table:table-cell office:value-type="string">
            <text:p>Увеличение шума'</text:p>
          </table:table-cell>
          <table:table-cell table:number-columns-repeated="1024"/>
        </table:table-row>
        <table:table-row table:style-name="ro242">
          <table:table-cell/>
          <table:table-cell office:value-type="string">
            <text:p>start percent</text:p>
          </table:table-cell>
          <table:table-cell office:value-type="string">
            <text:p>start_percent = '</text:p>
          </table:table-cell>
          <table:table-cell office:value-type="string">
            <text:p>Стартовый процент'</text:p>
          </table:table-cell>
          <table:table-cell table:number-columns-repeated="1024"/>
        </table:table-row>
        <table:table-row table:style-name="ro243">
          <table:table-cell/>
          <table:table-cell office:value-type="string">
            <text:p>end percent</text:p>
          </table:table-cell>
          <table:table-cell office:value-type="string">
            <text:p>end_percent = '</text:p>
          </table:table-cell>
          <table:table-cell office:value-type="string">
            <text:p>Конечный процент'</text:p>
          </table:table-cell>
          <table:table-cell table:number-columns-repeated="1024"/>
        </table:table-row>
        <table:table-row table:style-name="ro244">
          <table:table-cell/>
          <table:table-cell office:value-type="string">
            <text:p>grow mask by</text:p>
          </table:table-cell>
          <table:table-cell office:value-type="string">
            <text:p>grow_mask_by = '</text:p>
          </table:table-cell>
          <table:table-cell office:value-type="string">
            <text:p>Вырастить маску'</text:p>
          </table:table-cell>
          <table:table-cell table:number-columns-repeated="1024"/>
        </table:table-row>
        <table:table-row table:style-name="ro245">
          <table:table-cell/>
          <table:table-cell office:value-type="string">
            <text:p>batch index</text:p>
          </table:table-cell>
          <table:table-cell office:value-type="string">
            <text:p>batch_index = '</text:p>
          </table:table-cell>
          <table:table-cell office:value-type="string">
            <text:p>Пакетный индекс'</text:p>
          </table:table-cell>
          <table:table-cell table:number-columns-repeated="1024"/>
        </table:table-row>
        <table:table-row table:style-name="ro246">
          <table:table-cell/>
          <table:table-cell office:value-type="string">
            <text:p>amount= '</text:p>
          </table:table-cell>
          <table:table-cell office:value-type="string">
            <text:p>amount= '</text:p>
          </table:table-cell>
          <table:table-cell office:value-type="string">
            <text:p>Сумма= ''</text:p>
          </table:table-cell>
          <table:table-cell table:number-columns-repeated="1024"/>
        </table:table-row>
        <table:table-row table:style-name="ro247">
          <table:table-cell/>
          <table:table-cell office:value-type="string">
            <text:p>batch size</text:p>
          </table:table-cell>
          <table:table-cell office:value-type="string">
            <text:p>batch_size = '</text:p>
          </table:table-cell>
          <table:table-cell office:value-type="string">
            <text:p>Размер партии'</text:p>
          </table:table-cell>
          <table:table-cell table:number-columns-repeated="1024"/>
        </table:table-row>
        <table:table-row table:style-name="ro248">
          <table:table-cell/>
          <table:table-cell office:value-type="string">
            <text:p>rotation</text:p>
          </table:table-cell>
          <table:table-cell office:value-type="string">
            <text:p>rotation = '</text:p>
          </table:table-cell>
          <table:table-cell office:value-type="string">
            <text:p>Вращение'</text:p>
          </table:table-cell>
          <table:table-cell table:number-columns-repeated="1024"/>
        </table:table-row>
        <table:table-row table:style-name="ro249">
          <table:table-cell/>
          <table:table-cell office:value-type="string">
            <text:p>none</text:p>
          </table:table-cell>
          <table:table-cell office:value-type="string">
            <text:p>none = '</text:p>
          </table:table-cell>
          <table:table-cell office:value-type="string">
            <text:p>Никто'</text:p>
          </table:table-cell>
          <table:table-cell table:number-columns-repeated="1024"/>
        </table:table-row>
        <table:table-row table:style-name="ro250">
          <table:table-cell/>
          <table:table-cell office:value-type="string">
            <text:p>ninety degrees</text:p>
          </table:table-cell>
          <table:table-cell office:value-type="string">
            <text:p>ninety_degrees = '</text:p>
          </table:table-cell>
          <table:table-cell office:value-type="string">
            <text:p>Девяносто градусов'</text:p>
          </table:table-cell>
          <table:table-cell table:number-columns-repeated="1024"/>
        </table:table-row>
        <table:table-row table:style-name="ro251">
          <table:table-cell/>
          <table:table-cell office:value-type="string">
            <text:p>oneeighty degrees</text:p>
          </table:table-cell>
          <table:table-cell office:value-type="string">
            <text:p>oneeighty_degrees = '</text:p>
          </table:table-cell>
          <table:table-cell office:value-type="string">
            <text:p>Восемьсот градусов'</text:p>
          </table:table-cell>
          <table:table-cell table:number-columns-repeated="1024"/>
        </table:table-row>
        <table:table-row table:style-name="ro252">
          <table:table-cell/>
          <table:table-cell office:value-type="string">
            <text:p>twoseventy degrees</text:p>
          </table:table-cell>
          <table:table-cell office:value-type="string">
            <text:p>twoseventy_degrees = '</text:p>
          </table:table-cell>
          <table:table-cell office:value-type="string">
            <text:p>Две семьдесят градусов'</text:p>
          </table:table-cell>
          <table:table-cell table:number-columns-repeated="1024"/>
        </table:table-row>
        <table:table-row table:style-name="ro253">
          <table:table-cell/>
          <table:table-cell office:value-type="string">
            <text:p>flip method</text:p>
          </table:table-cell>
          <table:table-cell office:value-type="string">
            <text:p>flip_method = '</text:p>
          </table:table-cell>
          <table:table-cell office:value-type="string">
            <text:p>Метод флипа'</text:p>
          </table:table-cell>
          <table:table-cell table:number-columns-repeated="1024"/>
        </table:table-row>
        <table:table-row table:style-name="ro254">
          <table:table-cell/>
          <table:table-cell office:value-type="string">
            <text:p>x-axis vertically</text:p>
          </table:table-cell>
          <table:table-cell office:value-type="string">
            <text:p>x-axis_vertically = '</text:p>
          </table:table-cell>
          <table:table-cell office:value-type="string">
            <text:p>Ось x вертикально'</text:p>
          </table:table-cell>
          <table:table-cell table:number-columns-repeated="1024"/>
        </table:table-row>
        <table:table-row table:style-name="ro255">
          <table:table-cell/>
          <table:table-cell office:value-type="string">
            <text:p>y-axis horizontally</text:p>
          </table:table-cell>
          <table:table-cell office:value-type="string">
            <text:p>y-axis_horizontally = '</text:p>
          </table:table-cell>
          <table:table-cell office:value-type="string">
            <text:p>Ось y по горизонтали'</text:p>
          </table:table-cell>
          <table:table-cell table:number-columns-repeated="1024"/>
        </table:table-row>
        <table:table-row table:style-name="ro256">
          <table:table-cell/>
          <table:table-cell office:value-type="string">
            <text:p>upscale method</text:p>
          </table:table-cell>
          <table:table-cell office:value-type="string">
            <text:p>upscale_method = '</text:p>
          </table:table-cell>
          <table:table-cell office:value-type="string">
            <text:p>Высококлассный метод'</text:p>
          </table:table-cell>
          <table:table-cell table:number-columns-repeated="1024"/>
        </table:table-row>
        <table:table-row table:style-name="ro257">
          <table:table-cell/>
          <table:table-cell office:value-type="string">
            <text:p>crop</text:p>
          </table:table-cell>
          <table:table-cell office:value-type="string">
            <text:p>crop = '</text:p>
          </table:table-cell>
          <table:table-cell office:value-type="string">
            <text:p>Зоб'</text:p>
          </table:table-cell>
          <table:table-cell table:number-columns-repeated="1024"/>
        </table:table-row>
        <table:table-row table:style-name="ro258">
          <table:table-cell/>
          <table:table-cell office:value-type="string">
            <text:p>scale by</text:p>
          </table:table-cell>
          <table:table-cell office:value-type="string">
            <text:p>scale_by = '</text:p>
          </table:table-cell>
          <table:table-cell office:value-type="string">
            <text:p>Масштабировать по'</text:p>
          </table:table-cell>
          <table:table-cell table:number-columns-repeated="1024"/>
        </table:table-row>
        <table:table-row table:style-name="ro259">
          <table:table-cell/>
          <table:table-cell office:value-type="string">
            <text:p>samples to</text:p>
          </table:table-cell>
          <table:table-cell office:value-type="string">
            <text:p>samples_to = '</text:p>
          </table:table-cell>
          <table:table-cell office:value-type="string">
            <text:p>Образцы для'</text:p>
          </table:table-cell>
          <table:table-cell table:number-columns-repeated="1024"/>
        </table:table-row>
        <table:table-row table:style-name="ro260">
          <table:table-cell/>
          <table:table-cell office:value-type="string">
            <text:p>samples from</text:p>
          </table:table-cell>
          <table:table-cell office:value-type="string">
            <text:p>samples_from = '</text:p>
          </table:table-cell>
          <table:table-cell office:value-type="string">
            <text:p>Образцы из'</text:p>
          </table:table-cell>
          <table:table-cell table:number-columns-repeated="1024"/>
        </table:table-row>
        <table:table-row table:style-name="ro261">
          <table:table-cell/>
          <table:table-cell office:value-type="string">
            <text:p>feather</text:p>
          </table:table-cell>
          <table:table-cell office:value-type="string">
            <text:p>feather = '</text:p>
          </table:table-cell>
          <table:table-cell office:value-type="string">
            <text:p>Перо'</text:p>
          </table:table-cell>
          <table:table-cell table:number-columns-repeated="1024"/>
        </table:table-row>
        <table:table-row table:style-name="ro262">
          <table:table-cell/>
          <table:table-cell office:value-type="string">
            <text:p>destination</text:p>
          </table:table-cell>
          <table:table-cell office:value-type="string">
            <text:p>destination = '</text:p>
          </table:table-cell>
          <table:table-cell office:value-type="string">
            <text:p>Место назначения'</text:p>
          </table:table-cell>
          <table:table-cell table:number-columns-repeated="1024"/>
        </table:table-row>
        <table:table-row table:style-name="ro263">
          <table:table-cell/>
          <table:table-cell office:value-type="string">
            <text:p>source</text:p>
          </table:table-cell>
          <table:table-cell office:value-type="string">
            <text:p>source = '</text:p>
          </table:table-cell>
          <table:table-cell office:value-type="string">
            <text:p>Исток'</text:p>
          </table:table-cell>
          <table:table-cell table:number-columns-repeated="1024"/>
        </table:table-row>
        <table:table-row table:style-name="ro264">
          <table:table-cell/>
          <table:table-cell office:value-type="string">
            <text:p>resize source</text:p>
          </table:table-cell>
          <table:table-cell office:value-type="string">
            <text:p>resize_source = '</text:p>
          </table:table-cell>
          <table:table-cell office:value-type="string">
            <text:p>Изменить размер источника'</text:p>
          </table:table-cell>
          <table:table-cell table:number-columns-repeated="1024"/>
        </table:table-row>
        <table:table-row table:style-name="ro265">
          <table:table-cell/>
          <table:table-cell office:value-type="string">
            <text:p>megapixels</text:p>
          </table:table-cell>
          <table:table-cell office:value-type="string">
            <text:p>megapixels = '</text:p>
          </table:table-cell>
          <table:table-cell office:value-type="string">
            <text:p>Мегапиксели'</text:p>
          </table:table-cell>
          <table:table-cell table:number-columns-repeated="1024"/>
        </table:table-row>
        <table:table-row table:style-name="ro266">
          <table:table-cell/>
          <table:table-cell office:value-type="string">
            <text:p>image1</text:p>
          </table:table-cell>
          <table:table-cell office:value-type="string">
            <text:p>image1 = '</text:p>
          </table:table-cell>
          <table:table-cell office:value-type="string">
            <text:p>Изображение1'</text:p>
          </table:table-cell>
          <table:table-cell table:number-columns-repeated="1024"/>
        </table:table-row>
        <table:table-row table:style-name="ro267">
          <table:table-cell/>
          <table:table-cell office:value-type="string">
            <text:p>image2</text:p>
          </table:table-cell>
          <table:table-cell office:value-type="string">
            <text:p>image2 = '</text:p>
          </table:table-cell>
          <table:table-cell office:value-type="string">
            <text:p>Изображение2'</text:p>
          </table:table-cell>
          <table:table-cell table:number-columns-repeated="1024"/>
        </table:table-row>
        <table:table-row table:style-name="ro268">
          <table:table-cell/>
          <table:table-cell office:value-type="string">
            <text:p>blend factor</text:p>
          </table:table-cell>
          <table:table-cell office:value-type="string">
            <text:p>blend_factor = '</text:p>
          </table:table-cell>
          <table:table-cell office:value-type="string">
            <text:p>Коэффициент смешивания'</text:p>
          </table:table-cell>
          <table:table-cell table:number-columns-repeated="1024"/>
        </table:table-row>
        <table:table-row table:style-name="ro269">
          <table:table-cell/>
          <table:table-cell office:value-type="string">
            <text:p>blend mode</text:p>
          </table:table-cell>
          <table:table-cell office:value-type="string">
            <text:p>blend_mode = '</text:p>
          </table:table-cell>
          <table:table-cell office:value-type="string">
            <text:p>Режим наложения'</text:p>
          </table:table-cell>
          <table:table-cell table:number-columns-repeated="1024"/>
        </table:table-row>
        <table:table-row table:style-name="ro270">
          <table:table-cell/>
          <table:table-cell office:value-type="string">
            <text:p>blur radius</text:p>
          </table:table-cell>
          <table:table-cell office:value-type="string">
            <text:p>blur_radius = '</text:p>
          </table:table-cell>
          <table:table-cell office:value-type="string">
            <text:p>Радиус размытия'</text:p>
          </table:table-cell>
          <table:table-cell table:number-columns-repeated="1024"/>
        </table:table-row>
        <table:table-row table:style-name="ro271">
          <table:table-cell/>
          <table:table-cell office:value-type="string">
            <text:p>sigma</text:p>
          </table:table-cell>
          <table:table-cell office:value-type="string">
            <text:p>sigma = '</text:p>
          </table:table-cell>
          <table:table-cell office:value-type="string">
            <text:p>Сигма'</text:p>
          </table:table-cell>
          <table:table-cell table:number-columns-repeated="1024"/>
        </table:table-row>
        <table:table-row table:style-name="ro272">
          <table:table-cell/>
          <table:table-cell office:value-type="string">
            <text:p>colors</text:p>
          </table:table-cell>
          <table:table-cell office:value-type="string">
            <text:p>colors = '</text:p>
          </table:table-cell>
          <table:table-cell office:value-type="string">
            <text:p>Цвета'</text:p>
          </table:table-cell>
          <table:table-cell table:number-columns-repeated="1024"/>
        </table:table-row>
        <table:table-row table:style-name="ro273">
          <table:table-cell/>
          <table:table-cell office:value-type="string">
            <text:p>dither</text:p>
          </table:table-cell>
          <table:table-cell office:value-type="string">
            <text:p>dither = '</text:p>
          </table:table-cell>
          <table:table-cell office:value-type="string">
            <text:p>Смятение'</text:p>
          </table:table-cell>
          <table:table-cell table:number-columns-repeated="1024"/>
        </table:table-row>
        <table:table-row table:style-name="ro274">
          <table:table-cell/>
          <table:table-cell office:value-type="string">
            <text:p>sharpen radius</text:p>
          </table:table-cell>
          <table:table-cell office:value-type="string">
            <text:p>sharpen_radius = '</text:p>
          </table:table-cell>
          <table:table-cell office:value-type="string">
            <text:p>Радиус резкости'</text:p>
          </table:table-cell>
          <table:table-cell table:number-columns-repeated="1024"/>
        </table:table-row>
        <table:table-row table:style-name="ro275">
          <table:table-cell/>
          <table:table-cell office:value-type="string">
            <text:p>alpha</text:p>
          </table:table-cell>
          <table:table-cell office:value-type="string">
            <text:p>alpha = '</text:p>
          </table:table-cell>
          <table:table-cell office:value-type="string">
            <text:p>Альфа'</text:p>
          </table:table-cell>
          <table:table-cell table:number-columns-repeated="1024"/>
        </table:table-row>
        <table:table-row table:style-name="ro276">
          <table:table-cell/>
          <table:table-cell office:value-type="string">
            <text:p>choose file to upload</text:p>
          </table:table-cell>
          <table:table-cell office:value-type="string">
            <text:p>choose_file_to_upload = '</text:p>
          </table:table-cell>
          <table:table-cell office:value-type="string">
            <text:p>Выберите файл для загрузки'</text:p>
          </table:table-cell>
          <table:table-cell table:number-columns-repeated="1024"/>
        </table:table-row>
        <table:table-row table:style-name="ro277">
          <table:table-cell/>
          <table:table-cell office:value-type="string">
            <text:p>left</text:p>
          </table:table-cell>
          <table:table-cell office:value-type="string">
            <text:p>left = '</text:p>
          </table:table-cell>
          <table:table-cell office:value-type="string">
            <text:p>Левый фланг'</text:p>
          </table:table-cell>
          <table:table-cell table:number-columns-repeated="1024"/>
        </table:table-row>
        <table:table-row table:style-name="ro278">
          <table:table-cell/>
          <table:table-cell office:value-type="string">
            <text:p>top</text:p>
          </table:table-cell>
          <table:table-cell office:value-type="string">
            <text:p>top = '</text:p>
          </table:table-cell>
          <table:table-cell office:value-type="string">
            <text:p>Верх'</text:p>
          </table:table-cell>
          <table:table-cell table:number-columns-repeated="1024"/>
        </table:table-row>
        <table:table-row table:style-name="ro279">
          <table:table-cell/>
          <table:table-cell office:value-type="string">
            <text:p>right</text:p>
          </table:table-cell>
          <table:table-cell office:value-type="string">
            <text:p>right = '</text:p>
          </table:table-cell>
          <table:table-cell office:value-type="string">
            <text:p>Правота'</text:p>
          </table:table-cell>
          <table:table-cell table:number-columns-repeated="1024"/>
        </table:table-row>
        <table:table-row table:style-name="ro280">
          <table:table-cell/>
          <table:table-cell office:value-type="string">
            <text:p>bottom</text:p>
          </table:table-cell>
          <table:table-cell office:value-type="string">
            <text:p>bottom = '</text:p>
          </table:table-cell>
          <table:table-cell office:value-type="string">
            <text:p>Дно'</text:p>
          </table:table-cell>
          <table:table-cell table:number-columns-repeated="1024"/>
        </table:table-row>
        <table:table-row table:style-name="ro281">
          <table:table-cell/>
          <table:table-cell office:value-type="string">
            <text:p>feathering</text:p>
          </table:table-cell>
          <table:table-cell office:value-type="string">
            <text:p>feathering = '</text:p>
          </table:table-cell>
          <table:table-cell office:value-type="string">
            <text:p>Перья'</text:p>
          </table:table-cell>
          <table:table-cell table:number-columns-repeated="1024"/>
        </table:table-row>
        <table:table-row table:style-name="ro282">
          <table:table-cell/>
          <table:table-cell office:value-type="string">
            <text:p>low threshold</text:p>
          </table:table-cell>
          <table:table-cell office:value-type="string">
            <text:p>low_threshold = '</text:p>
          </table:table-cell>
          <table:table-cell office:value-type="string">
            <text:p>Низкий порог'</text:p>
          </table:table-cell>
          <table:table-cell table:number-columns-repeated="1024"/>
        </table:table-row>
        <table:table-row table:style-name="ro283">
          <table:table-cell/>
          <table:table-cell office:value-type="string">
            <text:p>high threshold</text:p>
          </table:table-cell>
          <table:table-cell office:value-type="string">
            <text:p>high_threshold = '</text:p>
          </table:table-cell>
          <table:table-cell office:value-type="string">
            <text:p>Высокий порог'</text:p>
          </table:table-cell>
          <table:table-cell table:number-columns-repeated="1024"/>
        </table:table-row>
        <table:table-row table:style-name="ro284">
          <table:table-cell/>
          <table:table-cell office:value-type="string">
            <text:p>filename prefix</text:p>
          </table:table-cell>
          <table:table-cell office:value-type="string">
            <text:p>filename_prefix = '</text:p>
          </table:table-cell>
          <table:table-cell office:value-type="string">
            <text:p>Префикс имени файла'</text:p>
          </table:table-cell>
          <table:table-cell table:number-columns-repeated="1024"/>
        </table:table-row>
        <table:table-row table:style-name="ro285">
          <table:table-cell/>
          <table:table-cell office:value-type="string">
            <text:p>color</text:p>
          </table:table-cell>
          <table:table-cell office:value-type="string">
            <text:p>color = '</text:p>
          </table:table-cell>
          <table:table-cell office:value-type="string">
            <text:p>Цвет'</text:p>
          </table:table-cell>
          <table:table-cell table:number-columns-repeated="1024"/>
        </table:table-row>
        <table:table-row table:style-name="ro286">
          <table:table-cell/>
          <table:table-cell office:value-type="string">
            <text:p>channel</text:p>
          </table:table-cell>
          <table:table-cell office:value-type="string">
            <text:p>channel = '</text:p>
          </table:table-cell>
          <table:table-cell office:value-type="string">
            <text:p>Пролив, канал'</text:p>
          </table:table-cell>
          <table:table-cell table:number-columns-repeated="1024"/>
        </table:table-row>
        <table:table-row table:style-name="ro287">
          <table:table-cell/>
          <table:table-cell office:value-type="string">
            <text:p>connect to widget input</text:p>
          </table:table-cell>
          <table:table-cell office:value-type="string">
            <text:p>connect_to_widget_input = '</text:p>
          </table:table-cell>
          <table:table-cell office:value-type="string">
            <text:p>Подключиться к вводу виджета'</text:p>
          </table:table-cell>
          <table:table-cell table:number-columns-repeated="1024"/>
        </table:table-row>
        <table:table-row table:style-name="ro288">
          <table:table-cell/>
          <table:table-cell office:value-type="string">
            <text:p>red</text:p>
          </table:table-cell>
          <table:table-cell office:value-type="string">
            <text:p>red = '</text:p>
          </table:table-cell>
          <table:table-cell office:value-type="string">
            <text:p>Красный цвет'</text:p>
          </table:table-cell>
          <table:table-cell table:number-columns-repeated="1024"/>
        </table:table-row>
        <table:table-row table:style-name="ro289">
          <table:table-cell/>
          <table:table-cell office:value-type="string">
            <text:p>green</text:p>
          </table:table-cell>
          <table:table-cell office:value-type="string">
            <text:p>green = '</text:p>
          </table:table-cell>
          <table:table-cell office:value-type="string">
            <text:p>Зелёный цвет'</text:p>
          </table:table-cell>
          <table:table-cell table:number-columns-repeated="1024"/>
        </table:table-row>
        <table:table-row table:style-name="ro290">
          <table:table-cell/>
          <table:table-cell office:value-type="string">
            <text:p>blue</text:p>
          </table:table-cell>
          <table:table-cell office:value-type="string">
            <text:p>blue = '</text:p>
          </table:table-cell>
          <table:table-cell office:value-type="string">
            <text:p>Синева, голубизна'</text:p>
          </table:table-cell>
          <table:table-cell table:number-columns-repeated="1024"/>
        </table:table-row>
        <table:table-row table:style-name="ro291">
          <table:table-cell/>
          <table:table-cell office:value-type="string">
            <text:p>value</text:p>
          </table:table-cell>
          <table:table-cell office:value-type="string">
            <text:p>value = '</text:p>
          </table:table-cell>
          <table:table-cell office:value-type="string">
            <text:p>Ценность, важность'</text:p>
          </table:table-cell>
          <table:table-cell table:number-columns-repeated="1024"/>
        </table:table-row>
        <table:table-row table:style-name="ro292">
          <table:table-cell/>
          <table:table-cell office:value-type="string">
            <text:p>operation</text:p>
          </table:table-cell>
          <table:table-cell office:value-type="string">
            <text:p>operation = '</text:p>
          </table:table-cell>
          <table:table-cell office:value-type="string">
            <text:p>Действие'</text:p>
          </table:table-cell>
          <table:table-cell table:number-columns-repeated="1024"/>
        </table:table-row>
        <table:table-row table:style-name="ro293">
          <table:table-cell/>
          <table:table-cell office:value-type="string">
            <text:p>expand</text:p>
          </table:table-cell>
          <table:table-cell office:value-type="string">
            <text:p>expand = '</text:p>
          </table:table-cell>
          <table:table-cell office:value-type="string">
            <text:p>Расширять, расширить'</text:p>
          </table:table-cell>
          <table:table-cell table:number-columns-repeated="1024"/>
        </table:table-row>
        <table:table-row table:style-name="ro294">
          <table:table-cell/>
          <table:table-cell office:value-type="string">
            <text:p>tapered corners</text:p>
          </table:table-cell>
          <table:table-cell office:value-type="string">
            <text:p>tapered_corners = '</text:p>
          </table:table-cell>
          <table:table-cell office:value-type="string">
            <text:p>Конические углы'</text:p>
          </table:table-cell>
          <table:table-cell table:number-columns-repeated="1024"/>
        </table:table-row>
        <table:table-row table:style-name="ro295">
          <table:table-cell/>
          <table:table-cell office:value-type="string">
            <text:p>ratio</text:p>
          </table:table-cell>
          <table:table-cell office:value-type="string">
            <text:p>ratio = '</text:p>
          </table:table-cell>
          <table:table-cell office:value-type="string">
            <text:p>Отношение, соотношение'</text:p>
          </table:table-cell>
          <table:table-cell table:number-columns-repeated="1024"/>
        </table:table-row>
        <table:table-row table:style-name="ro296">
          <table:table-cell/>
          <table:table-cell office:value-type="string">
            <text:p>samples1</text:p>
          </table:table-cell>
          <table:table-cell office:value-type="string">
            <text:p>samples1 = '</text:p>
          </table:table-cell>
          <table:table-cell office:value-type="string">
            <text:p>Образцы1'</text:p>
          </table:table-cell>
          <table:table-cell table:number-columns-repeated="1024"/>
        </table:table-row>
        <table:table-row table:style-name="ro297">
          <table:table-cell/>
          <table:table-cell office:value-type="string">
            <text:p>samples2</text:p>
          </table:table-cell>
          <table:table-cell office:value-type="string">
            <text:p>samples2 = '</text:p>
          </table:table-cell>
          <table:table-cell office:value-type="string">
            <text:p>Образцы2'</text:p>
          </table:table-cell>
          <table:table-cell table:number-columns-repeated="1024"/>
        </table:table-row>
        <table:table-row table:style-name="ro298">
          <table:table-cell/>
          <table:table-cell office:value-type="string">
            <text:p>model path</text:p>
          </table:table-cell>
          <table:table-cell office:value-type="string">
            <text:p>model_path = '</text:p>
          </table:table-cell>
          <table:table-cell office:value-type="string">
            <text:p>Путь модели'</text:p>
          </table:table-cell>
          <table:table-cell table:number-columns-repeated="1024"/>
        </table:table-row>
        <table:table-row table:style-name="ro299">
          <table:table-cell/>
          <table:table-cell office:value-type="string">
            <text:p>config name</text:p>
          </table:table-cell>
          <table:table-cell office:value-type="string">
            <text:p>config_name = '</text:p>
          </table:table-cell>
          <table:table-cell office:value-type="string">
            <text:p>Имя конфигурации'</text:p>
          </table:table-cell>
          <table:table-cell table:number-columns-repeated="1024"/>
        </table:table-row>
        <table:table-row table:style-name="ro300">
          <table:table-cell/>
          <table:table-cell office:value-type="string">
            <text:p>unet name</text:p>
          </table:table-cell>
          <table:table-cell office:value-type="string">
            <text:p>unet_name = '</text:p>
          </table:table-cell>
          <table:table-cell office:value-type="string">
            <text:p>Имя unet'</text:p>
          </table:table-cell>
          <table:table-cell table:number-columns-repeated="1024"/>
        </table:table-row>
        <table:table-row table:style-name="ro301">
          <table:table-cell/>
          <table:table-cell office:value-type="string">
            <text:p>clip name1</text:p>
          </table:table-cell>
          <table:table-cell office:value-type="string">
            <text:p>clip_name1 = '</text:p>
          </table:table-cell>
          <table:table-cell office:value-type="string">
            <text:p>Название клипа1'</text:p>
          </table:table-cell>
          <table:table-cell table:number-columns-repeated="1024"/>
        </table:table-row>
        <table:table-row table:style-name="ro302">
          <table:table-cell/>
          <table:table-cell office:value-type="string">
            <text:p>clip name2</text:p>
          </table:table-cell>
          <table:table-cell office:value-type="string">
            <text:p>clip_name2 = '</text:p>
          </table:table-cell>
          <table:table-cell office:value-type="string">
            <text:p>Название клипа2'</text:p>
          </table:table-cell>
          <table:table-cell table:number-columns-repeated="1024"/>
        </table:table-row>
        <table:table-row table:style-name="ro303">
          <table:table-cell/>
          <table:table-cell office:value-type="string">
            <text:p>start</text:p>
          </table:table-cell>
          <table:table-cell office:value-type="string">
            <text:p>start = '</text:p>
          </table:table-cell>
          <table:table-cell office:value-type="string">
            <text:p>Начинать'</text:p>
          </table:table-cell>
          <table:table-cell table:number-columns-repeated="1024"/>
        </table:table-row>
        <table:table-row table:style-name="ro304">
          <table:table-cell/>
          <table:table-cell office:value-type="string">
            <text:p>end</text:p>
          </table:table-cell>
          <table:table-cell office:value-type="string">
            <text:p>end = '</text:p>
          </table:table-cell>
          <table:table-cell office:value-type="string">
            <text:p>Конец'</text:p>
          </table:table-cell>
          <table:table-cell table:number-columns-repeated="1024"/>
        </table:table-row>
        <table:table-row table:style-name="ro305">
          <table:table-cell/>
          <table:table-cell office:value-type="string">
            <text:p>crop w</text:p>
          </table:table-cell>
          <table:table-cell office:value-type="string">
            <text:p>crop_w = '</text:p>
          </table:table-cell>
          <table:table-cell office:value-type="string">
            <text:p>Урожай w'</text:p>
          </table:table-cell>
          <table:table-cell table:number-columns-repeated="1024"/>
        </table:table-row>
        <table:table-row table:style-name="ro306">
          <table:table-cell/>
          <table:table-cell office:value-type="string">
            <text:p>crop h</text:p>
          </table:table-cell>
          <table:table-cell office:value-type="string">
            <text:p>crop_h = '</text:p>
          </table:table-cell>
          <table:table-cell office:value-type="string">
            <text:p>Урожай h'</text:p>
          </table:table-cell>
          <table:table-cell table:number-columns-repeated="1024"/>
        </table:table-row>
        <table:table-row table:style-name="ro307">
          <table:table-cell/>
          <table:table-cell office:value-type="string">
            <text:p>target width</text:p>
          </table:table-cell>
          <table:table-cell office:value-type="string">
            <text:p>target_width = '</text:p>
          </table:table-cell>
          <table:table-cell office:value-type="string">
            <text:p>Целевая ширина'</text:p>
          </table:table-cell>
          <table:table-cell table:number-columns-repeated="1024"/>
        </table:table-row>
        <table:table-row table:style-name="ro308">
          <table:table-cell/>
          <table:table-cell office:value-type="string">
            <text:p>target height</text:p>
          </table:table-cell>
          <table:table-cell office:value-type="string">
            <text:p>target_height = '</text:p>
          </table:table-cell>
          <table:table-cell office:value-type="string">
            <text:p>Целевая высота'</text:p>
          </table:table-cell>
          <table:table-cell table:number-columns-repeated="1024"/>
        </table:table-row>
        <table:table-row table:style-name="ro309">
          <table:table-cell/>
          <table:table-cell office:value-type="string">
            <text:p>text g</text:p>
          </table:table-cell>
          <table:table-cell office:value-type="string">
            <text:p>text_g = '</text:p>
          </table:table-cell>
          <table:table-cell office:value-type="string">
            <text:p>Текст g'</text:p>
          </table:table-cell>
          <table:table-cell table:number-columns-repeated="1024"/>
        </table:table-row>
        <table:table-row table:style-name="ro310">
          <table:table-cell/>
          <table:table-cell office:value-type="string">
            <text:p>text l</text:p>
          </table:table-cell>
          <table:table-cell office:value-type="string">
            <text:p>text_l = '</text:p>
          </table:table-cell>
          <table:table-cell office:value-type="string">
            <text:p>Текст l'</text:p>
          </table:table-cell>
          <table:table-cell table:number-columns-repeated="1024"/>
        </table:table-row>
        <table:table-row table:style-name="ro311">
          <table:table-cell/>
          <table:table-cell office:value-type="string">
            <text:p>ascore</text:p>
          </table:table-cell>
          <table:table-cell office:value-type="string">
            <text:p>ascore = '</text:p>
          </table:table-cell>
          <table:table-cell office:value-type="string">
            <text:p>Аскор'</text:p>
          </table:table-cell>
          <table:table-cell table:number-columns-repeated="1024"/>
        </table:table-row>
        <table:table-row table:style-name="ro312">
          <table:table-cell/>
          <table:table-cell office:value-type="string">
            <text:p>model1</text:p>
          </table:table-cell>
          <table:table-cell office:value-type="string">
            <text:p>model1 = '</text:p>
          </table:table-cell>
          <table:table-cell office:value-type="string">
            <text:p>Модель1'</text:p>
          </table:table-cell>
          <table:table-cell table:number-columns-repeated="1024"/>
        </table:table-row>
        <table:table-row table:style-name="ro313">
          <table:table-cell/>
          <table:table-cell office:value-type="string">
            <text:p>model2</text:p>
          </table:table-cell>
          <table:table-cell office:value-type="string">
            <text:p>model2 = '</text:p>
          </table:table-cell>
          <table:table-cell office:value-type="string">
            <text:p>Модель2</text:p>
          </table:table-cell>
          <table:table-cell table:number-columns-repeated="1024"/>
        </table:table-row>
        <table:table-row table:style-name="ro314">
          <table:table-cell table:number-columns-repeated="1024"/>
        </table:table-row>
        <table:table-row table:style-name="ro315">
          <table:table-cell table:style-name="ce4" office:value-type="string">
            <text:p>Singularity</text:p>
          </table:table-cell>
          <table:table-cell table:number-columns-repeated="1024"/>
        </table:table-row>
        <table:table-row table:style-name="ro316">
          <table:table-cell/>
          <table:table-cell office:value-type="string">
            <text:p>singularity</text:p>
          </table:table-cell>
          <table:table-cell office:value-type="string">
            <text:p>singularity = '</text:p>
          </table:table-cell>
          <table:table-cell office:value-type="string">
            <text:p>Особенность'</text:p>
          </table:table-cell>
          <table:table-cell table:number-columns-repeated="1024"/>
        </table:table-row>
        <table:table-row table:style-name="ro317">
          <table:table-cell/>
          <table:table-cell office:value-type="string">
            <text:p>classic</text:p>
          </table:table-cell>
          <table:table-cell office:value-type="string">
            <text:p>classic ='</text:p>
          </table:table-cell>
          <table:table-cell office:value-type="string">
            <text:p>Классик'</text:p>
          </table:table-cell>
          <table:table-cell table:number-columns-repeated="1024"/>
        </table:table-row>
        <table:table-row table:style-name="ro318">
          <table:table-cell/>
          <table:table-cell/>
          <table:table-cell/>
          <table:table-cell/>
          <table:table-cell table:number-columns-repeated="1024"/>
        </table:table-row>
        <table:table-row table:style-name="ro319">
          <table:table-cell/>
          <table:table-cell/>
          <table:table-cell office:value-type="string">
            <text:p>[controls]</text:p>
          </table:table-cell>
          <table:table-cell/>
          <table:table-cell table:number-columns-repeated="1024"/>
        </table:table-row>
        <table:table-row table:style-name="ro320">
          <table:table-cell/>
          <table:table-cell office:value-type="string">
            <text:p>search</text:p>
          </table:table-cell>
          <table:table-cell office:value-type="string">
            <text:p>search = '</text:p>
          </table:table-cell>
          <table:table-cell office:value-type="string">
            <text:p>Поиск'</text:p>
          </table:table-cell>
          <table:table-cell table:number-columns-repeated="1024"/>
        </table:table-row>
        <table:table-row table:style-name="ro321">
          <table:table-cell/>
          <table:table-cell office:value-type="string">
            <text:p>rename</text:p>
          </table:table-cell>
          <table:table-cell office:value-type="string">
            <text:p>rename = '</text:p>
          </table:table-cell>
          <table:table-cell office:value-type="string">
            <text:p>Переименовывать, переименовать'</text:p>
          </table:table-cell>
          <table:table-cell table:number-columns-repeated="1024"/>
        </table:table-row>
        <table:table-row table:style-name="ro322">
          <table:table-cell/>
          <table:table-cell office:value-type="string">
            <text:p>copy</text:p>
          </table:table-cell>
          <table:table-cell office:value-type="string">
            <text:p>copy = '</text:p>
          </table:table-cell>
          <table:table-cell office:value-type="string">
            <text:p>Копия, рукопись'</text:p>
          </table:table-cell>
          <table:table-cell table:number-columns-repeated="1024"/>
        </table:table-row>
        <table:table-row table:style-name="ro323">
          <table:table-cell/>
          <table:table-cell office:value-type="string">
            <text:p>paste</text:p>
          </table:table-cell>
          <table:table-cell office:value-type="string">
            <text:p>paste = '</text:p>
          </table:table-cell>
          <table:table-cell office:value-type="string">
            <text:p>Тесто'</text:p>
          </table:table-cell>
          <table:table-cell table:number-columns-repeated="1024"/>
        </table:table-row>
        <table:table-row table:style-name="ro324">
          <table:table-cell/>
          <table:table-cell office:value-type="string">
            <text:p>delete</text:p>
          </table:table-cell>
          <table:table-cell office:value-type="string">
            <text:p>delete = '</text:p>
          </table:table-cell>
          <table:table-cell office:value-type="string">
            <text:p>Вычёркивать, вычеркнуть'</text:p>
          </table:table-cell>
          <table:table-cell table:number-columns-repeated="1024"/>
        </table:table-row>
        <table:table-row table:style-name="ro325">
          <table:table-cell/>
          <table:table-cell office:value-type="string">
            <text:p>colors</text:p>
          </table:table-cell>
          <table:table-cell office:value-type="string">
            <text:p>colors = '</text:p>
          </table:table-cell>
          <table:table-cell office:value-type="string">
            <text:p>Цвета'</text:p>
          </table:table-cell>
          <table:table-cell table:number-columns-repeated="1024"/>
        </table:table-row>
        <table:table-row table:style-name="ro326">
          <table:table-cell/>
          <table:table-cell office:value-type="string">
            <text:p>cancel</text:p>
          </table:table-cell>
          <table:table-cell office:value-type="string">
            <text:p>cancel = '</text:p>
          </table:table-cell>
          <table:table-cell office:value-type="string">
            <text:p>Отмена'</text:p>
          </table:table-cell>
          <table:table-cell table:number-columns-repeated="1024"/>
        </table:table-row>
        <table:table-row table:style-name="ro327">
          <table:table-cell/>
          <table:table-cell office:value-type="string">
            <text:p>confirm</text:p>
          </table:table-cell>
          <table:table-cell office:value-type="string">
            <text:p>confirm = '</text:p>
          </table:table-cell>
          <table:table-cell office:value-type="string">
            <text:p>Подтверждать, подтвердить'</text:p>
          </table:table-cell>
          <table:table-cell table:number-columns-repeated="1024"/>
        </table:table-row>
        <table:table-row table:style-name="ro328">
          <table:table-cell/>
          <table:table-cell office:value-type="string">
            <text:p>settings</text:p>
          </table:table-cell>
          <table:table-cell office:value-type="string">
            <text:p>settings = '</text:p>
          </table:table-cell>
          <table:table-cell office:value-type="string">
            <text:p>Настройки'</text:p>
          </table:table-cell>
          <table:table-cell table:number-columns-repeated="1024"/>
        </table:table-row>
        <table:table-row table:style-name="ro329">
          <table:table-cell/>
          <table:table-cell office:value-type="string">
            <text:p>client</text:p>
          </table:table-cell>
          <table:table-cell office:value-type="string">
            <text:p>client = '</text:p>
          </table:table-cell>
          <table:table-cell office:value-type="string">
            <text:p>Клиент'</text:p>
          </table:table-cell>
          <table:table-cell table:number-columns-repeated="1024"/>
        </table:table-row>
        <table:table-row table:style-name="ro330">
          <table:table-cell/>
          <table:table-cell office:value-type="string">
            <text:p>title</text:p>
          </table:table-cell>
          <table:table-cell office:value-type="string">
            <text:p>title = '</text:p>
          </table:table-cell>
          <table:table-cell office:value-type="string">
            <text:p>Заглавие'</text:p>
          </table:table-cell>
          <table:table-cell table:number-columns-repeated="1024"/>
        </table:table-row>
        <table:table-row table:style-name="ro331">
          <table:table-cell/>
          <table:table-cell office:value-type="string">
            <text:p>queue prompt</text:p>
          </table:table-cell>
          <table:table-cell office:value-type="string">
            <text:p>queue_prompt = '</text:p>
          </table:table-cell>
          <table:table-cell office:value-type="string">
            <text:p>Запрос очереди'</text:p>
          </table:table-cell>
          <table:table-cell table:number-columns-repeated="1024"/>
        </table:table-row>
        <table:table-row table:style-name="ro332">
          <table:table-cell/>
          <table:table-cell office:value-type="string">
            <text:p>save load workflow</text:p>
          </table:table-cell>
          <table:table-cell office:value-type="string">
            <text:p>save_load_workflow = '</text:p>
          </table:table-cell>
          <table:table-cell office:value-type="string">
            <text:p>Сохранить рабочий процесс загрузки'</text:p>
          </table:table-cell>
          <table:table-cell table:number-columns-repeated="1024"/>
        </table:table-row>
        <table:table-row table:style-name="ro333">
          <table:table-cell/>
          <table:table-cell office:value-type="string">
            <text:p>save</text:p>
          </table:table-cell>
          <table:table-cell office:value-type="string">
            <text:p>save = '</text:p>
          </table:table-cell>
          <table:table-cell office:value-type="string">
            <text:p>Спасать, спасти'</text:p>
          </table:table-cell>
          <table:table-cell table:number-columns-repeated="1024"/>
        </table:table-row>
        <table:table-row table:style-name="ro334">
          <table:table-cell/>
          <table:table-cell office:value-type="string">
            <text:p>load</text:p>
          </table:table-cell>
          <table:table-cell office:value-type="string">
            <text:p>load = '</text:p>
          </table:table-cell>
          <table:table-cell office:value-type="string">
            <text:p>Ноша'</text:p>
          </table:table-cell>
          <table:table-cell table:number-columns-repeated="1024"/>
        </table:table-row>
        <table:table-row table:style-name="ro335">
          <table:table-cell/>
          <table:table-cell office:value-type="string">
            <text:p>load a workflow or drag and drop it here</text:p>
          </table:table-cell>
          <table:table-cell office:value-type="string">
            <text:p>load_a_workflow_or_drag_and_drop_it_here = '</text:p>
          </table:table-cell>
          <table:table-cell office:value-type="string">
            <text:p>Загрузите рабочий процесс или перетащите его сюда'</text:p>
          </table:table-cell>
          <table:table-cell table:number-columns-repeated="1024"/>
        </table:table-row>
        <table:table-row table:style-name="ro336">
          <table:table-cell/>
          <table:table-cell office:value-type="string">
            <text:p>json files only</text:p>
          </table:table-cell>
          <table:table-cell office:value-type="string">
            <text:p>json_files_only = '</text:p>
          </table:table-cell>
          <table:table-cell office:value-type="string">
            <text:p>Только файлы json'</text:p>
          </table:table-cell>
          <table:table-cell table:number-columns-repeated="1024"/>
        </table:table-row>
        <table:table-row table:style-name="ro337">
          <table:table-cell/>
          <table:table-cell office:value-type="string">
            <text:p>local workflows</text:p>
          </table:table-cell>
          <table:table-cell office:value-type="string">
            <text:p>local_workflows = '</text:p>
          </table:table-cell>
          <table:table-cell office:value-type="string">
            <text:p>Локальные рабочие процессы'</text:p>
          </table:table-cell>
          <table:table-cell table:number-columns-repeated="1024"/>
        </table:table-row>
        <table:table-row table:style-name="ro338">
          <table:table-cell/>
          <table:table-cell office:value-type="string">
            <text:p>clear graph</text:p>
          </table:table-cell>
          <table:table-cell office:value-type="string">
            <text:p>clear_graph = '</text:p>
          </table:table-cell>
          <table:table-cell office:value-type="string">
            <text:p>Четкий график'</text:p>
          </table:table-cell>
          <table:table-cell table:number-columns-repeated="1024"/>
        </table:table-row>
        <table:table-row table:style-name="ro339">
          <table:table-cell/>
          <table:table-cell office:value-type="string">
            <text:p>spline</text:p>
          </table:table-cell>
          <table:table-cell office:value-type="string">
            <text:p>spline = '</text:p>
          </table:table-cell>
          <table:table-cell office:value-type="string">
            <text:p>Сплайн'</text:p>
          </table:table-cell>
          <table:table-cell table:number-columns-repeated="1024"/>
        </table:table-row>
        <table:table-row table:style-name="ro340">
          <table:table-cell/>
          <table:table-cell office:value-type="string">
            <text:p>step</text:p>
          </table:table-cell>
          <table:table-cell office:value-type="string">
            <text:p>step = '</text:p>
          </table:table-cell>
          <table:table-cell office:value-type="string">
            <text:p>Шаг'</text:p>
          </table:table-cell>
          <table:table-cell table:number-columns-repeated="1024"/>
        </table:table-row>
        <table:table-row table:style-name="ro341">
          <table:table-cell/>
          <table:table-cell office:value-type="string">
            <text:p>linear</text:p>
          </table:table-cell>
          <table:table-cell office:value-type="string">
            <text:p>linear = '</text:p>
          </table:table-cell>
          <table:table-cell office:value-type="string">
            <text:p>Линейный'</text:p>
          </table:table-cell>
          <table:table-cell table:number-columns-repeated="1024"/>
        </table:table-row>
        <table:table-row table:style-name="ro342">
          <table:table-cell/>
          <table:table-cell table:style-name="ce5" office:value-type="string">
            <text:p>recalculate node positions</text:p>
          </table:table-cell>
          <table:table-cell office:value-type="string">
            <text:p>recalculate_node_positions = '</text:p>
          </table:table-cell>
          <table:table-cell table:style-name="ce5" office:value-type="string">
            <text:p>Пересчитать позиции узлов'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